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8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co30" style:family="table-column">
      <style:table-column-properties fo:break-before="auto" style:column-width="0.658cm"/>
    </style:style>
    <style:style style:name="co31" style:family="table-column">
      <style:table-column-properties fo:break-before="auto" style:column-width="2.177cm"/>
    </style:style>
    <style:style style:name="co32" style:family="table-column">
      <style:table-column-properties fo:break-before="auto" style:column-width="6.479cm"/>
    </style:style>
    <style:style style:name="co33" style:family="table-column">
      <style:table-column-properties fo:break-before="auto" style:column-width="1.842cm"/>
    </style:style>
    <style:style style:name="co34" style:family="table-column">
      <style:table-column-properties fo:break-before="auto" style:column-width="1.924cm"/>
    </style:style>
    <style:style style:name="co35" style:family="table-column">
      <style:table-column-properties fo:break-before="auto" style:column-width="0.272cm"/>
    </style:style>
    <style:style style:name="co36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00" style:family="table-cell" style:parent-style-name="Default">
      <style:table-cell-properties fo:border="none"/>
      <style:text-properties fo:font-size="9pt" style:font-size-asian="9pt" style:font-size-complex="9pt"/>
    </style:style>
    <style:style style:name="ce101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03" style:family="table-cell" style:parent-style-name="Default" style:data-style-name="N33"/>
    <style:style style:name="ce104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33">
      <style:table-cell-properties fo:border="none"/>
    </style:style>
    <style:style style:name="ce106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07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0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0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1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4">
      <style:table-cell-properties fo:border="none"/>
    </style:style>
    <style:style style:name="ce115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6" style:family="table-cell" style:parent-style-name="Default" style:data-style-name="N11"/>
    <style:style style:name="ce11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8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7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48" style:family="table-cell" style:parent-style-name="Default" style:data-style-name="N36"/>
    <style:style style:name="ce54" style:family="table-cell" style:parent-style-name="Default" style:data-style-name="N4"/>
    <style:style style:name="ce85" style:family="table-cell" style:parent-style-name="Default" style:data-style-name="N4">
      <style:text-properties fo:font-weight="bold" style:font-weight-asian="bold" style:font-weight-complex="bold"/>
    </style:style>
    <style:style style:name="ce9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6" style:family="table-cell" style:parent-style-name="Default" style:data-style-name="N36">
      <style:table-cell-properties fo:border="none"/>
    </style:style>
    <style:style style:name="ce97" style:family="table-cell" style:parent-style-name="Default">
      <style:text-properties fo:font-size="9pt" style:font-size-asian="9pt" style:font-size-complex="9pt"/>
    </style:style>
    <style:style style:name="ce98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6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68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69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7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7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7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8" style:family="table-cell" style:parent-style-name="Default">
      <style:text-properties fo:font-weight="bold" style:font-weight-asian="bold" style:font-weight-complex="bold"/>
    </style:style>
    <style:style style:name="ce179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8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8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44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51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53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54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90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0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08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0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10" style:family="table-cell" style:parent-style-name="Default" style:data-style-name="N5"/>
    <style:style style:name="ce211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6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17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18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19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21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60" style:family="table-cell" style:parent-style-name="Default" style:data-style-name="N125"/>
    <style:style style:name="ce222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23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83" style:family="table-cell" style:parent-style-name="Default">
      <style:text-properties style:font-name="Liberation Sans" fo:font-size="10pt" style:font-size-asian="10pt" style:font-size-complex="10pt"/>
    </style:style>
    <style:style style:name="ce184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18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7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91" style:family="table-cell" style:parent-style-name="Default" style:data-style-name="N36"/>
    <style:style style:name="ce7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0" style:family="table-cell" style:parent-style-name="Default">
      <style:text-properties fo:font-weight="bold" style:font-weight-asian="bold" style:font-weight-complex="bold"/>
    </style:style>
    <style:style style:name="ce19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92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193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 style:data-style-name="N4"/>
    <style:style style:name="ce2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 style:data-style-name="N4"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2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98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3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96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204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05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39" style:family="table-cell" style:parent-style-name="Default" style:data-style-name="N36">
      <style:table-cell-properties fo:border="none"/>
    </style:style>
    <style:style style:name="ce140" style:family="table-cell" style:parent-style-name="Default">
      <style:text-properties fo:font-size="9pt" style:font-size-asian="9pt" style:font-size-complex="9pt"/>
    </style:style>
    <style:style style:name="ce141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border="none"/>
      <style:text-properties fo:font-size="9pt" style:font-size-asian="9pt" style:font-size-complex="9pt"/>
    </style:style>
    <style:style style:name="ce145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46" style:family="table-cell" style:parent-style-name="Default" style:data-style-name="N33"/>
    <style:style style:name="ce147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8" style:family="table-cell" style:parent-style-name="Default" style:data-style-name="N33">
      <style:table-cell-properties fo:border="none"/>
    </style:style>
    <style:style style:name="ce149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5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1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9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60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1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2" style:family="table-cell" style:parent-style-name="Default" style:data-style-name="N4">
      <style:table-cell-properties fo:border="none"/>
    </style:style>
    <style:style style:name="ce17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6" style:family="table-cell" style:parent-style-name="Default" style:data-style-name="N11"/>
    <style:style style:name="ce19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0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13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4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2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2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3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3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33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34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7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39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40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41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43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44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45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46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47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48" style:family="table-cell" style:parent-style-name="Default" style:data-style-name="N5"/>
    <style:style style:name="ce249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0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52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53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54" style:family="table-cell" style:parent-style-name="Default" style:data-style-name="N125"/>
    <style:style style:name="ce255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57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58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6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61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62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30" table:default-cell-style-name="ce183"/>
        <table:table-column table:style-name="co31" table:default-cell-style-name="ce183"/>
        <table:table-column table:style-name="co32" table:default-cell-style-name="ce183"/>
        <table:table-column table:style-name="co33" table:default-cell-style-name="ce191"/>
        <table:table-column table:style-name="co34" table:default-cell-style-name="ce191"/>
        <table:table-column table:style-name="co35" table:default-cell-style-name="ce191"/>
        <table:table-column table:style-name="co36" table:default-cell-style-name="ce196"/>
        <table:table-column table:style-name="co8" table:number-columns-repeated="57" table:default-cell-style-name="ce183"/>
        <table:table-row table:style-name="ro1">
          <table:table-cell/>
          <table:table-cell table:style-name="ce184" office:value-type="string" calcext:value-type="string">
            <text:p>SELANİK DOĞUŞ 2021 HESAPLARI</text:p>
          </table:table-cell>
          <table:table-cell/>
          <table:table-cell table:formula="of:=SUM([.D8:.D76])" office:value-type="float" office:value="42064" calcext:value-type="float">
            <text:p>42.064,00</text:p>
          </table:table-cell>
          <table:table-cell table:formula="of:=SUM([.E8:.E74])" office:value-type="float" office:value="102484.21" calcext:value-type="float">
            <text:p>102.484,21</text:p>
          </table:table-cell>
          <table:table-cell table:style-name="ce192"/>
          <table:table-cell table:style-name="ce202" table:formula="of:=[.G6]-[.D1]+[.E1]" office:value-type="float" office:value="-15600.62" calcext:value-type="float">
            <text:p>-15.600,62</text:p>
          </table:table-cell>
          <table:table-cell table:number-columns-repeated="57"/>
        </table:table-row>
        <table:table-row table:style-name="ro1">
          <table:table-cell/>
          <table:table-cell table:style-name="ce184"/>
          <table:table-cell/>
          <table:table-cell table:style-name="ce192" table:number-columns-repeated="3"/>
          <table:table-cell table:style-name="ce197"/>
          <table:table-cell table:number-columns-repeated="57"/>
        </table:table-row>
        <table:table-row table:style-name="ro1">
          <table:table-cell/>
          <table:table-cell table:style-name="ce185"/>
          <table:table-cell table:style-name="ce189"/>
          <table:table-cell table:style-name="ce193"/>
          <table:table-cell table:style-name="ce193" office:value-type="string" calcext:value-type="string">
            <text:p>DOĞUŞ</text:p>
          </table:table-cell>
          <table:table-cell table:style-name="ce193"/>
          <table:table-cell table:style-name="ce198"/>
          <table:table-cell table:number-columns-repeated="57"/>
        </table:table-row>
        <table:table-row table:style-name="ro1">
          <table:table-cell/>
          <table:table-cell table:style-name="ce185"/>
          <table:table-cell/>
          <table:table-cell table:style-name="ce193" office:value-type="string" calcext:value-type="string">
            <text:p>SELANİK</text:p>
          </table:table-cell>
          <table:table-cell table:style-name="ce16" office:value-type="string" calcext:value-type="string">
            <text:p>ÖDEME</text:p>
          </table:table-cell>
          <table:table-cell table:style-name="ce193"/>
          <table:table-cell table:style-name="ce203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86" office:value-type="float" office:value="2021" calcext:value-type="float">
            <text:p>2021</text:p>
          </table:table-cell>
          <table:table-cell table:style-name="ce186" office:value-type="string" calcext:value-type="string">
            <text:p>2020 nakli yekün doğuş borçlu</text:p>
          </table:table-cell>
          <table:table-cell table:style-name="ce194"/>
          <table:table-cell table:style-name="ce17"/>
          <table:table-cell/>
          <table:table-cell table:style-name="ce204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7]-[.D7]+[.G6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3" calcext:value-type="float">
            <text:p>271,43</text:p>
          </table:table-cell>
          <table:table-cell/>
          <table:table-cell table:style-name="ce205" table:formula="of:=[.E8]-[.D8]+[.G7]" office:value-type="float" office:value="-75749.4" calcext:value-type="float">
            <text:p>-75.749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205" table:formula="of:=[.E9]-[.D9]+[.G8]" office:value-type="float" office:value="-75561.4" calcext:value-type="float">
            <text:p>-75.561,40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205" table:formula="of:=[.E10]-[.D10]+[.G9]" office:value-type="float" office:value="-74330.17" calcext:value-type="float">
            <text:p>-74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1]-[.D11]+[.G10]" office:value-type="float" office:value="-73330.17" calcext:value-type="float">
            <text:p>-73.3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2]-[.D12]+[.G11]" office:value-type="float" office:value="-73630.17" calcext:value-type="float">
            <text:p>-73.630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205" table:formula="of:=[.E13]-[.D13]+[.G12]" office:value-type="float" office:value="-73530.17" calcext:value-type="float">
            <text:p>-73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7-25" calcext:value-type="date">
            <text:p>25.07.2021</text:p>
          </table:table-cell>
          <table:table-cell office:value-type="string" calcext:value-type="string">
            <text:p>mustafa kaymak kira (mustafaya)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205" table:formula="of:=[.E14]-[.D14]+[.G13]" office:value-type="float" office:value="-72530.17" calcext:value-type="float">
            <text:p>-72.5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8-05" calcext:value-type="date">
            <text:p>05.08.2021</text:p>
          </table:table-cell>
          <table:table-cell table:style-name="ce187" office:value-type="string" calcext:value-type="string">
            <text:p>aliye s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205" table:formula="of:=[.E15]-[.D15]+[.G14]" office:value-type="float" office:value="-69030.17" calcext:value-type="float">
            <text:p>-69.03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205" table:formula="of:=[.E16]-[.D16]+[.G15]" office:value-type="float" office:value="-67280.17" calcext:value-type="float">
            <text:p>-67.280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2" calcext:value-type="date">
            <text:p>22.04.2021</text:p>
          </table:table-cell>
          <table:table-cell table:style-name="ce187"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205" table:formula="of:=[.E17]-[.D17]+[.G16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5" table:formula="of:=[.E18]-[.D18]+[.G17]" office:value-type="float" office:value="-67369.17" calcext:value-type="float">
            <text:p>-67.3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205" table:formula="of:=[.E19]-[.D19]+[.G18]" office:value-type="float" office:value="-67069.17" calcext:value-type="float">
            <text:p>-67.069,17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 Paşa kira</text:p>
          </table:table-cell>
          <table:table-cell/>
          <table:table-cell office:value-type="float" office:value="3799.55" calcext:value-type="float">
            <text:p>3.799,55</text:p>
          </table:table-cell>
          <table:table-cell/>
          <table:table-cell table:style-name="ce205" table:formula="of:=[.E20]-[.D20]+[.G19]" office:value-type="float" office:value="-63269.62" calcext:value-type="float">
            <text:p>-63.269,62</text:p>
          </table:table-cell>
          <table:table-cell table:number-columns-repeated="57"/>
        </table:table-row>
        <table:table-row table:style-name="ro1">
          <table:table-cell/>
          <table:table-cell table:style-name="ce91" office:value-type="date" office:date-value="2021-09-05" calcext:value-type="date">
            <text:p>05.09.2021</text:p>
          </table:table-cell>
          <table:table-cell table:style-name="ce91" office:value-type="string" calcext:value-type="string">
            <text:p>Lise Kira hacı – ayşe</text:p>
          </table:table-cell>
          <table:table-cell table:style-name="Default"/>
          <table:table-cell table:style-name="ce125" office:value-type="float" office:value="26000" calcext:value-type="float">
            <text:p>26.000,00</text:p>
          </table:table-cell>
          <table:table-cell table:style-name="Default"/>
          <table:table-cell table:style-name="ce205" table:formula="of:=[.E21]-[.D21]+[.G20]" office:value-type="float" office:value="-37269.62" calcext:value-type="float">
            <text:p>-37.269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ise kiradan ali balcıdan</text:p>
          </table:table-cell>
          <table:table-cell table:style-name="ce125" office:value-type="float" office:value="25000" calcext:value-type="float">
            <text:p>25.000,00</text:p>
          </table:table-cell>
          <table:table-cell table:style-name="ce125"/>
          <table:table-cell table:style-name="Default"/>
          <table:table-cell table:style-name="ce205" table:formula="of:=[.E22]-[.D22]+[.G21]" office:value-type="float" office:value="-62269.62" calcext:value-type="float">
            <text:p>-62.269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 table:style-name="ce183"/>
          <table:table-cell table:style-name="ce205" table:formula="of:=[.E23]-[.D23]+[.G22]" office:value-type="float" office:value="-56019.62" calcext:value-type="float">
            <text:p>-56.019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/>
          <table:table-cell table:style-name="ce183"/>
          <table:table-cell table:style-name="ce205" table:formula="of:=[.E24]-[.D24]+[.G23]" office:value-type="float" office:value="-59619.62" calcext:value-type="float">
            <text:p>-59.619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205" table:formula="of:=[.E25]-[.D25]+[.G24]" office:value-type="float" office:value="-62504.62" calcext:value-type="float">
            <text:p>-62.504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SnE kapı için niğdeliden alınan</text:p>
          </table:table-cell>
          <table:table-cell office:value-type="float" office:value="90" calcext:value-type="float">
            <text:p>90,00</text:p>
          </table:table-cell>
          <table:table-cell/>
          <table:table-cell table:style-name="ce183"/>
          <table:table-cell table:style-name="ce205" table:formula="of:=[.E26]-[.D26]+[.G25]" office:value-type="float" office:value="-62594.62" calcext:value-type="float">
            <text:p>-62.594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nin ödediği aksoy alçıpan </text:p>
          </table:table-cell>
          <table:table-cell office:value-type="float" office:value="1670" calcext:value-type="float">
            <text:p>1.670,00</text:p>
          </table:table-cell>
          <table:table-cell/>
          <table:table-cell table:style-name="ce183"/>
          <table:table-cell table:style-name="ce205" table:formula="of:=[.E27]-[.D27]+[.G26]" office:value-type="float" office:value="-64264.62" calcext:value-type="float">
            <text:p>-64.264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erbaadan tuğla 3360 ad * 0,9 TL</text:p>
          </table:table-cell>
          <table:table-cell office:value-type="float" office:value="3024" calcext:value-type="float">
            <text:p>3.024,00</text:p>
          </table:table-cell>
          <table:table-cell/>
          <table:table-cell table:style-name="ce183"/>
          <table:table-cell table:style-name="ce205" table:formula="of:=[.E28]-[.D28]+[.G27]" office:value-type="float" office:value="-67288.62" calcext:value-type="float">
            <text:p>-67.28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4 palet * 240 ad/plt = 3360 ad (135 m2)</text:p>
          </table:table-cell>
          <table:table-cell table:number-columns-repeated="2"/>
          <table:table-cell table:style-name="ce183"/>
          <table:table-cell table:style-name="ce205" table:formula="of:=[.E29]-[.D29]+[.G28]" office:value-type="float" office:value="-67288.62" calcext:value-type="float">
            <text:p>-67.28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Forklift ekmekçioğlu rady. Hortumu</text:p>
          </table:table-cell>
          <table:table-cell/>
          <table:table-cell office:value-type="float" office:value="170" calcext:value-type="float">
            <text:p>170,00</text:p>
          </table:table-cell>
          <table:table-cell/>
          <table:table-cell table:style-name="ce205" table:formula="of:=[.E30]-[.D30]+[.G29]" office:value-type="float" office:value="-67118.62" calcext:value-type="float">
            <text:p>-67.11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205" table:formula="of:=[.E31]-[.D31]+[.G30]" office:value-type="float" office:value="-67068.62" calcext:value-type="float">
            <text:p>-67.068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09-30" calcext:value-type="date">
            <text:p>30.09.2021</text:p>
          </table:table-cell>
          <table:table-cell office:value-type="string" calcext:value-type="string">
            <text:p>Balmere havale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205" table:formula="of:=[.E32]-[.D32]+[.G31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91"/>
          <table:table-cell table:style-name="ce112" office:value-type="string" calcext:value-type="string">
            <text:p>balkabağı malzeme 5685 TL</text:p>
          </table:table-cell>
          <table:table-cell table:style-name="ce125" table:number-columns-repeated="2"/>
          <table:table-cell table:style-name="Default"/>
          <table:table-cell table:style-name="ce205" table:formula="of:=[.E33]-[.D33]+[.G32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20 m2 s levha <text:s/>x 35 <text:s text:c="14"/>4200</text:p>
          </table:table-cell>
          <table:table-cell table:number-columns-repeated="3"/>
          <table:table-cell table:style-name="ce205" table:formula="of:=[.E34]-[.D34]+[.G33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60 adet 12 cm dübel x 0,45 <text:s text:c="3"/>252</text:p>
          </table:table-cell>
          <table:table-cell table:number-columns-repeated="3"/>
          <table:table-cell table:style-name="ce205" table:formula="of:=[.E35]-[.D35]+[.G34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1 top file <text:s text:c="39"/>175</text:p>
          </table:table-cell>
          <table:table-cell table:number-columns-repeated="3"/>
          <table:table-cell table:style-name="ce205" table:formula="of:=[.E36]-[.D36]+[.G35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2 top pex boru 120 x 5 <text:s text:c="16"/>600</text:p>
          </table:table-cell>
          <table:table-cell table:number-columns-repeated="3"/>
          <table:table-cell table:style-name="ce205" table:formula="of:=[.E37]-[.D37]+[.G36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office:value-type="string" calcext:value-type="string">
            <text:p>500 ad pex dübel <text:s text:c="25"/>150</text:p>
          </table:table-cell>
          <table:table-cell table:number-columns-repeated="3"/>
          <table:table-cell table:style-name="ce205" table:formula="of:=[.E38]-[.D38]+[.G37]" office:value-type="float" office:value="-65568.62" calcext:value-type="float">
            <text:p>-65.568,62</text:p>
          </table:table-cell>
          <table:table-cell table:style-name="ce187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15 ad L <text:s text:c="46"/>30</text:p>
          </table:table-cell>
          <table:table-cell table:number-columns-repeated="3"/>
          <table:table-cell table:style-name="ce205" table:formula="of:=[.E39]-[.D39]+[.G38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7 ad 60x60 karolam x 14 <text:s text:c="11"/>378</text:p>
          </table:table-cell>
          <table:table-cell table:number-columns-repeated="3"/>
          <table:table-cell table:style-name="ce205" table:formula="of:=[.E40]-[.D40]+[.G39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205" table:formula="of:=[.E41]-[.D41]+[.G40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/>
          <table:table-cell table:style-name="ce9" office:value-type="string" calcext:value-type="string">
            <text:p>balkabağı işçilik <text:s/>3210 TL</text:p>
          </table:table-cell>
          <table:table-cell table:number-columns-repeated="3"/>
          <table:table-cell table:style-name="ce205" table:formula="of:=[.E42]-[.D42]+[.G41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56 mx 2,25 = 134 m2 x15 TL</text:p>
          </table:table-cell>
          <table:table-cell table:number-columns-repeated="3"/>
          <table:table-cell table:style-name="ce205" table:formula="of:=[.E43]-[.D43]+[.G42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8 <text:s text:c="13"/>2010</text:p>
          </table:table-cell>
          <table:table-cell table:number-columns-repeated="3"/>
          <table:table-cell table:style-name="ce205" table:formula="of:=[.E44]-[.D44]+[.G43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Tuğla duvar 6 mx 0,5 = 3,0 m2 (pire) </text:p>
          </table:table-cell>
          <table:table-cell table:number-columns-repeated="3"/>
          <table:table-cell table:style-name="ce205" table:formula="of:=[.E45]-[.D45]+[.G44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20 m2 seramik x 20 <text:s text:c="18"/>400</text:p>
          </table:table-cell>
          <table:table-cell table:number-columns-repeated="3"/>
          <table:table-cell table:style-name="ce205" table:formula="of:=[.E46]-[.D46]+[.G45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40 m2 mermer kapı önü * 20 = 800</text:p>
          </table:table-cell>
          <table:table-cell table:number-columns-repeated="3"/>
          <table:table-cell table:style-name="ce205" table:formula="of:=[.E47]-[.D47]+[.G46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0-15" calcext:value-type="date">
            <text:p>15.10.2021</text:p>
          </table:table-cell>
          <table:table-cell office:value-type="string" calcext:value-type="string">
            <text:p>balkabağı <text:s/>toplam hesap <text:s/>2500 TL</text:p>
          </table:table-cell>
          <table:table-cell table:number-columns-repeated="3"/>
          <table:table-cell table:style-name="ce205" table:formula="of:=[.E48]-[.D48]+[.G47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ce187" office:value-type="string" calcext:value-type="string">
            <text:p>Ayda 500 TL getirecek</text:p>
          </table:table-cell>
          <table:table-cell table:number-columns-repeated="3"/>
          <table:table-cell table:style-name="ce205" table:formula="of:=[.E49]-[.D49]+[.G48]" office:value-type="float" office:value="-65568.62" calcext:value-type="float">
            <text:p>-65.568,62</text:p>
          </table:table-cell>
          <table:table-cell table:number-columns-repeated="57"/>
        </table:table-row>
        <table:table-row table:style-name="ro1">
          <table:table-cell/>
          <table:table-cell table:style-name="ce7" office:value-type="date" office:date-value="2021-10-05" calcext:value-type="date">
            <text:p>05.10.2021</text:p>
          </table:table-cell>
          <table:table-cell table:style-name="ce186" office:value-type="string" calcext:value-type="string">
            <text:p>mesut deliduman kira senet 30-10-2021 </text:p>
          </table:table-cell>
          <table:table-cell/>
          <table:table-cell table:style-name="ce194" office:value-type="float" office:value="14400" calcext:value-type="float">
            <text:p>14.400,00</text:p>
          </table:table-cell>
          <table:table-cell/>
          <table:table-cell table:style-name="ce205" table:formula="of:=[.E50]-[.D50]+[.G49]" office:value-type="float" office:value="-51168.62" calcext:value-type="float">
            <text:p>-51.168,62</text:p>
          </table:table-cell>
          <table:table-cell table:number-columns-repeated="57"/>
        </table:table-row>
        <table:table-row table:style-name="ro1">
          <table:table-cell/>
          <table:table-cell table:style-name="ce91" office:value-type="date" office:date-value="2021-10-20" calcext:value-type="date">
            <text:p>20.10.2021</text:p>
          </table:table-cell>
          <table:table-cell table:style-name="Default" office:value-type="string" calcext:value-type="string">
            <text:p>ilhan balcıdan alınan 2 adet su sayacı</text:p>
          </table:table-cell>
          <table:table-cell table:style-name="ce21" office:value-type="float" office:value="100" calcext:value-type="float">
            <text:p>100,00</text:p>
          </table:table-cell>
          <table:table-cell table:number-columns-repeated="2"/>
          <table:table-cell table:style-name="ce205" table:formula="of:=[.E51]-[.D51]+[.G50]" office:value-type="float" office:value="-51268.62" calcext:value-type="float">
            <text:p>-51.268,62</text:p>
          </table:table-cell>
          <table:table-cell table:number-columns-repeated="57"/>
        </table:table-row>
        <table:table-row table:style-name="ro1">
          <table:table-cell/>
          <table:table-cell table:style-name="ce91"/>
          <table:table-cell table:style-name="Default" office:value-type="string" calcext:value-type="string">
            <text:p>ilhan balcıdan alınan 2 adet sayac rekoru</text:p>
          </table:table-cell>
          <table:table-cell table:style-name="ce21" office:value-type="float" office:value="20" calcext:value-type="float">
            <text:p>20,00</text:p>
          </table:table-cell>
          <table:table-cell table:number-columns-repeated="2"/>
          <table:table-cell table:style-name="ce205" table:formula="of:=[.E52]-[.D52]+[.G51]" office:value-type="float" office:value="-51288.62" calcext:value-type="float">
            <text:p>-51.288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0-25" calcext:value-type="date">
            <text:p>25.10.2021</text:p>
          </table:table-cell>
          <table:table-cell office:value-type="string" calcext:value-type="string">
            <text:p>Hacıdan ziraate kredi için yatan</text:p>
          </table:table-cell>
          <table:table-cell/>
          <table:table-cell office:value-type="float" office:value="40000" calcext:value-type="float">
            <text:p>40.000,00</text:p>
          </table:table-cell>
          <table:table-cell/>
          <table:table-cell table:style-name="ce205" table:formula="of:=[.E53]-[.D53]+[.G52]" office:value-type="float" office:value="-11288.62" calcext:value-type="float">
            <text:p>-11.288,6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 office:value-type="string" calcext:value-type="string">
            <text:p>elektrik abonesi için elk. nuha ödenen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style-name="ce205" table:formula="of:=[.E54]-[.D54]+[.G53]" office:value-type="float" office:value="-14288.62" calcext:value-type="float">
            <text:p>-14.288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06 yb 1397 mtv 1</text:p>
          </table:table-cell>
          <table:table-cell/>
          <table:table-cell office:value-type="float" office:value="281" calcext:value-type="float">
            <text:p>281,00</text:p>
          </table:table-cell>
          <table:table-cell/>
          <table:table-cell table:style-name="ce205" table:formula="of:=[.E55]-[.D55]+[.G54]" office:value-type="float" office:value="-14007.62" calcext:value-type="float">
            <text:p>-14.007,62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06 yb 1397 mtv 2</text:p>
          </table:table-cell>
          <table:table-cell table:style-name="ce125"/>
          <table:table-cell table:style-name="ce125" office:value-type="float" office:value="282" calcext:value-type="float">
            <text:p>282,00</text:p>
          </table:table-cell>
          <table:table-cell/>
          <table:table-cell table:style-name="ce205" table:formula="of:=[.E56]-[.D56]+[.G55]" office:value-type="float" office:value="-13725.62" calcext:value-type="float">
            <text:p>-13.725,62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8" office:value-type="date" office:date-value="2021-10-30" calcext:value-type="date">
            <text:p>30.10.2021</text:p>
          </table:table-cell>
          <table:table-cell table:style-name="ce120" office:value-type="string" calcext:value-type="string">
            <text:p>Mesutun 14400 senedi ÖDENMEDİ</text:p>
          </table:table-cell>
          <table:table-cell table:style-name="ce127"/>
          <table:table-cell table:style-name="ce125"/>
          <table:table-cell/>
          <table:table-cell table:style-name="ce205" table:formula="of:=[.E57]-[.D57]+[.G56]" office:value-type="float" office:value="-13725.62" calcext:value-type="float">
            <text:p>-13.725,62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187" office:value-type="date" office:date-value="2021-10-01" calcext:value-type="date">
            <text:p>01.10.2021</text:p>
          </table:table-cell>
          <table:table-cell office:value-type="string" calcext:value-type="string">
            <text:p>hurdacı aliye satılan motor 330 kg* 4 TL</text:p>
          </table:table-cell>
          <table:table-cell office:value-type="float" office:value="1320" calcext:value-type="float">
            <text:p>1.320,00</text:p>
          </table:table-cell>
          <table:table-cell table:number-columns-repeated="2"/>
          <table:table-cell table:style-name="ce205" table:formula="of:=[.E58]-[.D58]+[.G57]" office:value-type="float" office:value="-15045.62" calcext:value-type="float">
            <text:p>-15.045,62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ce187" office:value-type="date" office:date-value="2021-11-08" calcext:value-type="date">
            <text:p>08.11.2021</text:p>
          </table:table-cell>
          <table:table-cell office:value-type="string" calcext:value-type="string">
            <text:p>zaza orhana veril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205" table:formula="of:=[.E59]-[.D59]+[.G58]" office:value-type="float" office:value="-14845.62" calcext:value-type="float">
            <text:p>-14.845,62</text:p>
          </table:table-cell>
          <table:table-cell table:style-name="ce187"/>
          <table:table-cell table:number-columns-repeated="56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elektrikçi tacettinden alınan</text:p>
          </table:table-cell>
          <table:table-cell table:style-name="Default"/>
          <table:table-cell table:number-columns-repeated="2"/>
          <table:table-cell table:style-name="ce205" table:formula="of:=[.E60]-[.D60]+[.G59]" office:value-type="float" office:value="-14845.62" calcext:value-type="float">
            <text:p>-14.845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3 ad bant led lamba * 30</text:p>
          </table:table-cell>
          <table:table-cell table:style-name="Default" office:value-type="float" office:value="90" calcext:value-type="float">
            <text:p>90</text:p>
          </table:table-cell>
          <table:table-cell table:number-columns-repeated="2"/>
          <table:table-cell table:style-name="ce205" table:formula="of:=[.E61]-[.D61]+[.G60]" office:value-type="float" office:value="-14935.62" calcext:value-type="float">
            <text:p>-14.935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100 mt 0,75 kablo * 2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ce205" table:formula="of:=[.E62]-[.D62]+[.G61]" office:value-type="float" office:value="-15135.62" calcext:value-type="float">
            <text:p>-15.135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2 ad grup priz (2 x220 – 1x380) * 45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205" table:formula="of:=[.E63]-[.D63]+[.G62]" office:value-type="float" office:value="-15185.62" calcext:value-type="float">
            <text:p>-15.185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1 ad 380 tek priz *25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2"/>
          <table:table-cell table:style-name="ce205" table:formula="of:=[.E64]-[.D64]+[.G63]" office:value-type="float" office:value="-15210.62" calcext:value-type="float">
            <text:p>-15.210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4 ad 380 erkek fiş *15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/>
          <table:table-cell table:style-name="ce205" table:formula="of:=[.E65]-[.D65]+[.G64]" office:value-type="float" office:value="-15225.62" calcext:value-type="float">
            <text:p>-15.225,62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3 ad sıva üstü anahtar * 15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2"/>
          <table:table-cell table:style-name="ce205" table:formula="of:=[.E66]-[.D66]+[.G65]" office:value-type="float" office:value="-15270.62" calcext:value-type="float">
            <text:p>-15.27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1-09" calcext:value-type="date">
            <text:p>09.11.2021</text:p>
          </table:table-cell>
          <table:table-cell table:style-name="Default" office:value-type="string" calcext:value-type="string">
            <text:p>ilhan balcıdan alınan 3 adet 40x50 lvb</text:p>
          </table:table-cell>
          <table:table-cell office:value-type="float" office:value="330" calcext:value-type="float">
            <text:p>330,00</text:p>
          </table:table-cell>
          <table:table-cell table:number-columns-repeated="2"/>
          <table:table-cell table:style-name="ce205" table:formula="of:=[.E67]-[.D67]+[.G66]" office:value-type="float" office:value="-15600.62" calcext:value-type="float">
            <text:p>-15.600,62</text:p>
          </table:table-cell>
          <table:table-cell table:number-columns-repeated="57"/>
        </table:table-row>
        <table:table-row table:style-name="ro1">
          <table:table-cell/>
          <table:table-cell table:style-name="ce187" office:value-type="date" office:date-value="2021-11-10" calcext:value-type="date">
            <text:p>10.11.2021</text:p>
          </table:table-cell>
          <table:table-cell office:value-type="string" calcext:value-type="string">
            <text:p>elektrikçi nuhtan alınan</text:p>
          </table:table-cell>
          <table:table-cell table:number-columns-repeated="3"/>
          <table:table-cell table:style-name="ce205" table:formula="of:=[.E68]-[.D68]+[.G67]" office:value-type="float" office:value="-15600.62" calcext:value-type="float">
            <text:p>-15.600,62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205"/>
          <table:table-cell table:number-columns-repeated="57"/>
        </table:table-row>
        <table:table-row table:style-name="ro1" table:number-rows-repeated="104850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40"/>
        <table:table-column table:style-name="co11" table:default-cell-style-name="ce146"/>
        <table:table-column table:style-name="co12" table:default-cell-style-name="ce146"/>
        <table:table-column table:style-name="co9" table:default-cell-style-name="ce125"/>
        <table:table-column table:style-name="co13" table:default-cell-style-name="ce125"/>
        <table:table-column table:style-name="co14" table:number-columns-repeated="3" table:default-cell-style-name="ce125"/>
        <table:table-column table:style-name="co15" table:default-cell-style-name="ce125"/>
        <table:table-column table:style-name="co16" table:default-cell-style-name="ce125"/>
        <table:table-column table:style-name="co14" table:default-cell-style-name="ce125"/>
        <table:table-column table:style-name="co8" table:default-cell-style-name="Default"/>
        <table:table-row table:style-name="ro1">
          <table:table-cell table:number-columns-repeated="4"/>
          <table:table-cell table:formula="of:=[.K12]" office:value-type="float" office:value="2947.25" calcext:value-type="float">
            <text:p>2.947,25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12" office:value-type="string" calcext:value-type="string">
            <text:p>Tarih</text:p>
          </table:table-cell>
          <table:table-cell table:style-name="ce141" office:value-type="string" calcext:value-type="string">
            <text:p>Açıklama</text:p>
          </table:table-cell>
          <table:table-cell table:style-name="ce147" office:value-type="string" calcext:value-type="string">
            <text:p>Başlangıç</text:p>
          </table:table-cell>
          <table:table-cell table:style-name="ce150" office:value-type="string" calcext:value-type="string">
            <text:p>Bitiş</text:p>
          </table:table-cell>
          <table:table-cell table:style-name="ce158" office:value-type="string" calcext:value-type="string">
            <text:p>Kira bedeli</text:p>
          </table:table-cell>
          <table:table-cell table:style-name="ce158" office:value-type="string" calcext:value-type="string">
            <text:p>Ödeme</text:p>
          </table:table-cell>
          <table:table-cell table:style-name="ce158" office:value-type="string" calcext:value-type="string">
            <text:p>Bakiye</text:p>
          </table:table-cell>
          <table:table-cell table:style-name="ce158" office:value-type="string" calcext:value-type="string">
            <text:p>Ayşe</text:p>
          </table:table-cell>
          <table:table-cell table:style-name="ce199" office:value-type="string" calcext:value-type="string">
            <text:p>Ali </text:p>
          </table:table-cell>
          <table:table-cell table:style-name="ce199" office:value-type="string" calcext:value-type="string">
            <text:p>Atila</text:p>
          </table:table-cell>
          <table:table-cell table:style-name="ce199" office:value-type="string" calcext:value-type="string">
            <text:p>Hacı </text:p>
          </table:table-cell>
          <table:table-cell table:style-name="ce199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91"/>
          <table:table-cell table:style-name="ce142" office:value-type="string" calcext:value-type="string">
            <text:p>Aygaz</text:p>
          </table:table-cell>
          <table:table-cell office:value-type="date" office:date-value="2021-05-30" calcext:value-type="date">
            <text:p>30.May</text:p>
          </table:table-cell>
          <table:table-cell office:value-type="date" office:date-value="2021-05-29" calcext:value-type="date">
            <text:p>29.May</text:p>
          </table:table-cell>
          <table:table-cell table:formula="of:=[$'051 Ap Aygz'.C4]" office:value-type="float" office:value="14400" calcext:value-type="float">
            <text:p>14.400,00</text:p>
          </table:table-cell>
          <table:table-cell table:formula="of:=[$'051 Ap Aygz'.D19]" office:value-type="float" office:value="0" calcext:value-type="float">
            <text:p>0,00</text:p>
          </table:table-cell>
          <table:table-cell table:formula="of:=[$'051 Ap Aygz'.E19]" office:value-type="float" office:value="14400" calcext:value-type="float">
            <text:p>14.400,00</text:p>
          </table:table-cell>
          <table:table-cell/>
          <table:table-cell table:style-name="ce176"/>
          <table:table-cell table:style-name="ce176" office:value-type="percentage" office:value="0.542" calcext:value-type="percentage">
            <text:p>%54,20</text:p>
          </table:table-cell>
          <table:table-cell table:style-name="ce176" office:value-type="percentage" office:value="0.125" calcext:value-type="percentage">
            <text:p>%12,50</text:p>
          </table:table-cell>
          <table:table-cell table:style-name="ce17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39"/>
          <table:table-cell table:style-name="ce143"/>
          <table:table-cell table:style-name="ce148" table:number-columns-repeated="2"/>
          <table:table-cell table:style-name="ce159" table:number-columns-repeated="4"/>
          <table:table-cell table:style-name="ce127" table:number-columns-repeated="4"/>
          <table:table-cell/>
        </table:table-row>
        <table:table-row table:style-name="ro1">
          <table:table-cell table:style-name="ce139" office:value-type="date" office:date-value="2019-12-05" calcext:value-type="date">
            <text:p>05.12.2019</text:p>
          </table:table-cell>
          <table:table-cell table:style-name="ce142" office:value-type="string" calcext:value-type="string">
            <text:p>Milangaz</text:p>
          </table:table-cell>
          <table:table-cell office:value-type="date" office:date-value="2021-04-30" calcext:value-type="date">
            <text:p>30.Nis</text:p>
          </table:table-cell>
          <table:table-cell table:style-name="ce155" office:value-type="date" office:date-value="2021-04-29" calcext:value-type="date">
            <text:p>29.Nis</text:p>
          </table:table-cell>
          <table:table-cell table:style-name="ce160" table:formula="of:=[$'051 Ap Mlngz'.C4]" office:value-type="float" office:value="10200" calcext:value-type="float">
            <text:p>10.200,00</text:p>
          </table:table-cell>
          <table:table-cell table:style-name="ce160" table:formula="of:=[$'051 Ap Mlngz'.D19]" office:value-type="float" office:value="850" calcext:value-type="float">
            <text:p>850,00</text:p>
          </table:table-cell>
          <table:table-cell table:style-name="ce160" table:formula="of:=[$'051 Ap Mlngz'.E19]" office:value-type="float" office:value="9350" calcext:value-type="float">
            <text:p>9.350,00</text:p>
          </table:table-cell>
          <table:table-cell table:style-name="ce159"/>
          <table:table-cell table:style-name="ce127"/>
          <table:table-cell table:style-name="ce127" table:formula="of:=[.F7]*[.J5]" office:value-type="float" office:value="460.7" calcext:value-type="float">
            <text:p>460,70</text:p>
          </table:table-cell>
          <table:table-cell table:style-name="ce127" table:formula="of:=[.F7]*[.K5]" office:value-type="float" office:value="106.25" calcext:value-type="float">
            <text:p>106,25</text:p>
          </table:table-cell>
          <table:table-cell table:style-name="ce127" table:formula="of:=[.F7]*[.L5]" office:value-type="float" office:value="283.05" calcext:value-type="float">
            <text:p>283,05</text:p>
          </table:table-cell>
          <table:table-cell/>
        </table:table-row>
        <table:table-row table:style-name="ro1">
          <table:table-cell/>
          <table:table-cell table:style-name="Default" table:number-columns-repeated="6"/>
          <table:table-cell table:style-name="ce160"/>
          <table:table-cell table:style-name="ce176" table:number-columns-repeated="4"/>
          <table:table-cell/>
        </table:table-row>
        <table:table-row table:style-name="ro1">
          <table:table-cell/>
          <table:table-cell table:style-name="ce142" office:value-type="string" calcext:value-type="string">
            <text:p>Yıkama Ön</text:p>
          </table:table-cell>
          <table:table-cell table:number-columns-repeated="6"/>
          <table:table-cell table:style-name="ce176"/>
          <table:table-cell table:style-name="ce176" office:value-type="percentage" office:value="0.542" calcext:value-type="percentage">
            <text:p>%54,20</text:p>
          </table:table-cell>
          <table:table-cell table:style-name="ce176" office:value-type="percentage" office:value="0.125" calcext:value-type="percentage">
            <text:p>%12,50</text:p>
          </table:table-cell>
          <table:table-cell table:style-name="ce176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91" office:value-type="date" office:date-value="2020-07-30" calcext:value-type="date">
            <text:p>30.07.2020</text:p>
          </table:table-cell>
          <table:table-cell table:style-name="ce145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27" table:formula="of:=[$'05 Ap'.C3]" office:value-type="float" office:value="22728" calcext:value-type="float">
            <text:p>22.728,00</text:p>
          </table:table-cell>
          <table:table-cell table:style-name="ce127" table:formula="of:=[$'05 Ap'.D3]" office:value-type="float" office:value="22728" calcext:value-type="float">
            <text:p>22.728,00</text:p>
          </table:table-cell>
          <table:table-cell table:style-name="ce159" table:formula="of:=[.E10]-[.F10]" office:value-type="float" office:value="0" calcext:value-type="float">
            <text:p>0,00</text:p>
          </table:table-cell>
          <table:table-cell table:style-name="ce159"/>
          <table:table-cell table:style-name="ce127"/>
          <table:table-cell table:style-name="ce127" table:formula="of:=[.F10]*[.J9]" office:value-type="float" office:value="12318.576" calcext:value-type="float">
            <text:p>12.318,58</text:p>
          </table:table-cell>
          <table:table-cell table:style-name="ce127" table:formula="of:=[.F10]*[.K9]" office:value-type="float" office:value="2841" calcext:value-type="float">
            <text:p>2.841,00</text:p>
          </table:table-cell>
          <table:table-cell table:style-name="ce127" table:formula="of:=[.F10]*[.L9]" office:value-type="float" office:value="7568.424" calcext:value-type="float">
            <text:p>7.568,42</text:p>
          </table:table-cell>
          <table:table-cell table:style-name="ce127"/>
        </table:table-row>
        <table:table-row table:style-name="ro1">
          <table:table-cell table:style-name="ce91"/>
          <table:table-cell table:style-name="ce145"/>
          <table:table-cell table:number-columns-repeated="2"/>
          <table:table-cell table:style-name="ce127" table:number-columns-repeated="2"/>
          <table:table-cell table:style-name="ce159" table:number-columns-repeated="2"/>
          <table:table-cell table:style-name="ce127" table:number-columns-repeated="5"/>
        </table:table-row>
        <table:table-row table:style-name="ro1">
          <table:table-cell table:style-name="ce91"/>
          <table:table-cell table:style-name="ce145"/>
          <table:table-cell table:number-columns-repeated="2"/>
          <table:table-cell table:style-name="ce127" table:number-columns-repeated="2"/>
          <table:table-cell table:style-name="ce161"/>
          <table:table-cell table:style-name="ce170" office:value-type="string" calcext:value-type="string">
            <text:p>AP ÖN ARA TOPLAM</text:p>
          </table:table-cell>
          <table:table-cell table:style-name="ce200" table:formula="of:=[.I10]+[.I7]+[.I6]" office:value-type="float" office:value="0" calcext:value-type="float">
            <text:p>0,00</text:p>
          </table:table-cell>
          <table:table-cell table:style-name="ce200" table:formula="of:=[.J10]+[.J7]+[.J6]" office:value-type="float" office:value="12779.276" calcext:value-type="float">
            <text:p>12.779,28</text:p>
          </table:table-cell>
          <table:table-cell table:style-name="ce200" table:formula="of:=[.K10]+[.K7]+[.K6]" office:value-type="float" office:value="2947.25" calcext:value-type="float">
            <text:p>2.947,25</text:p>
          </table:table-cell>
          <table:table-cell table:style-name="ce200" table:formula="of:=[.L10]+[.L7]+[.L6]" office:value-type="float" office:value="7851.474" calcext:value-type="float">
            <text:p>7.851,47</text:p>
          </table:table-cell>
          <table:table-cell table:style-name="ce127"/>
        </table:table-row>
        <table:table-row table:style-name="ro1">
          <table:table-cell table:style-name="ce91"/>
          <table:table-cell table:style-name="ce145"/>
          <table:table-cell table:number-columns-repeated="2"/>
          <table:table-cell table:style-name="ce127" table:number-columns-repeated="2"/>
          <table:table-cell table:style-name="ce159" table:number-columns-repeated="2"/>
          <table:table-cell table:style-name="ce127" table:number-columns-repeated="5"/>
        </table:table-row>
        <table:table-row table:style-name="ro1">
          <table:table-cell/>
          <table:table-cell table:style-name="ce142" office:value-type="string" calcext:value-type="string">
            <text:p>Yıkama Arka</text:p>
          </table:table-cell>
          <table:table-cell table:number-columns-repeated="4"/>
          <table:table-cell table:style-name="ce162" table:number-columns-repeated="2"/>
          <table:table-cell table:style-name="ce176"/>
          <table:table-cell table:style-name="ce176" office:value-type="percentage" office:value="0.325" calcext:value-type="percentage">
            <text:p>%32,50</text:p>
          </table:table-cell>
          <table:table-cell table:style-name="ce176" office:value-type="percentage" office:value="0.075" calcext:value-type="percentage">
            <text:p>%7,50</text:p>
          </table:table-cell>
          <table:table-cell table:style-name="ce176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91" office:value-type="date" office:date-value="2020-08-30" calcext:value-type="date">
            <text:p>30.08.2020</text:p>
          </table:table-cell>
          <table:table-cell table:style-name="ce145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27" table:formula="of:=[$'05 Ap'.C19]" office:value-type="float" office:value="11364" calcext:value-type="float">
            <text:p>11.364,00</text:p>
          </table:table-cell>
          <table:table-cell table:style-name="ce127" table:formula="of:=[$'05 Ap'.D19]" office:value-type="float" office:value="11364" calcext:value-type="float">
            <text:p>11.364,00</text:p>
          </table:table-cell>
          <table:table-cell table:style-name="ce159" table:formula="of:=[.E15]-[.F15]" office:value-type="float" office:value="0" calcext:value-type="float">
            <text:p>0,00</text:p>
          </table:table-cell>
          <table:table-cell table:style-name="ce159"/>
          <table:table-cell table:style-name="ce160"/>
          <table:table-cell table:style-name="ce160" table:formula="of:=[.F15]*[.J14]" office:value-type="float" office:value="3693.3" calcext:value-type="float">
            <text:p>3.693,30</text:p>
          </table:table-cell>
          <table:table-cell table:style-name="ce160" table:formula="of:=[.F15]*[.K14]" office:value-type="float" office:value="852.3" calcext:value-type="float">
            <text:p>852,30</text:p>
          </table:table-cell>
          <table:table-cell table:style-name="ce160" table:formula="of:=[.F15]*[.L14]" office:value-type="float" office:value="6818.4" calcext:value-type="float">
            <text:p>6.818,40</text:p>
          </table:table-cell>
          <table:table-cell/>
        </table:table-row>
        <table:table-row table:style-name="ro1" table:number-rows-repeated="2">
          <table:table-cell table:style-name="ce91"/>
          <table:table-cell table:style-name="ce145"/>
          <table:table-cell table:number-columns-repeated="2"/>
          <table:table-cell table:style-name="ce127" table:number-columns-repeated="2"/>
          <table:table-cell table:style-name="ce159" table:number-columns-repeated="2"/>
          <table:table-cell table:style-name="ce127" table:number-columns-repeated="4"/>
          <table:table-cell/>
        </table:table-row>
        <table:table-row table:style-name="ro1">
          <table:table-cell table:style-name="ce91"/>
          <table:table-cell table:style-name="ce142" office:value-type="string" calcext:value-type="string">
            <text:p>Ali Paşa Toplam</text:p>
          </table:table-cell>
          <table:table-cell table:number-columns-repeated="2"/>
          <table:table-cell table:style-name="ce127" table:formula="of:=[.E5]+[.E7]+[.E10]+[.E15]" office:value-type="float" office:value="58692" calcext:value-type="float">
            <text:p>58.692,00</text:p>
          </table:table-cell>
          <table:table-cell table:style-name="ce127" table:formula="of:=[.F5]+[.F7]+[.F10]+[.F15]" office:value-type="float" office:value="34942" calcext:value-type="float">
            <text:p>34.942,00</text:p>
          </table:table-cell>
          <table:table-cell table:style-name="ce127" table:formula="of:=[.G5]+[.G7]+[.G10]+[.G15]" office:value-type="float" office:value="23750" calcext:value-type="float">
            <text:p>23.750,00</text:p>
          </table:table-cell>
          <table:table-cell table:style-name="ce159"/>
          <table:table-cell table:style-name="ce127"/>
          <table:table-cell table:style-name="ce127" table:formula="of:=[.J5]+[.J7]+[.J10]+[.J15]" office:value-type="float" office:value="16473.118" calcext:value-type="float">
            <text:p>16.473,12</text:p>
          </table:table-cell>
          <table:table-cell table:style-name="ce127" table:formula="of:=[.K5]+[.K7]+[.K10]+[.K15]" office:value-type="float" office:value="3799.675" calcext:value-type="float">
            <text:p>3.799,68</text:p>
          </table:table-cell>
          <table:table-cell table:style-name="ce127" table:formula="of:=[.L7]+[.L10]+[.L15]" office:value-type="float" office:value="14669.874" calcext:value-type="float">
            <text:p>14.669,87</text:p>
          </table:table-cell>
          <table:table-cell/>
        </table:table-row>
        <table:table-row table:style-name="ro1">
          <table:table-cell table:style-name="ce91"/>
          <table:table-cell table:style-name="ce145"/>
          <table:table-cell table:number-columns-repeated="2"/>
          <table:table-cell table:style-name="ce127" table:number-columns-repeated="2"/>
          <table:table-cell table:style-name="ce159" table:number-columns-repeated="2"/>
          <table:table-cell table:style-name="ce127" table:number-columns-repeated="4"/>
          <table:table-cell/>
        </table:table-row>
        <table:table-row table:style-name="ro1">
          <table:table-cell/>
          <table:table-cell table:style-name="ce142" office:value-type="string" calcext:value-type="string">
            <text:p>Lise</text:p>
          </table:table-cell>
          <table:table-cell table:number-columns-repeated="4"/>
          <table:table-cell table:style-name="ce162"/>
          <table:table-cell table:number-columns-repeated="4" table:style-name="ce176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27" table:formula="of:=[$'04 Ls'.C6]" office:value-type="float" office:value="52000" calcext:value-type="float">
            <text:p>52.000,00</text:p>
          </table:table-cell>
          <table:table-cell table:formula="of:=[$'04 Ls'.D6]" office:value-type="float" office:value="52000" calcext:value-type="float">
            <text:p>52.000,00</text:p>
          </table:table-cell>
          <table:table-cell table:style-name="ce159" table:formula="of:=[.E21]-[.F21]" office:value-type="float" office:value="0" calcext:value-type="float">
            <text:p>0,00</text:p>
          </table:table-cell>
          <table:table-cell table:style-name="ce160" table:formula="of:=[.F21]*[.H20]" office:value-type="float" office:value="13000" calcext:value-type="float">
            <text:p>13.000,00</text:p>
          </table:table-cell>
          <table:table-cell table:style-name="ce160" table:formula="of:=[.F21]*[.I20]" office:value-type="float" office:value="13000" calcext:value-type="float">
            <text:p>13.000,00</text:p>
          </table:table-cell>
          <table:table-cell table:style-name="ce160" table:formula="of:=[.F21]*[.J20]" office:value-type="float" office:value="13000" calcext:value-type="float">
            <text:p>13.000,00</text:p>
          </table:table-cell>
          <table:table-cell table:style-name="ce160" table:formula="of:=[.F21]*[.K20]" office:value-type="float" office:value="13000" calcext:value-type="float">
            <text:p>13.00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49"/>
          <table:table-cell table:style-name="ce156" office:value-type="string" calcext:value-type="string">
            <text:p>Toplamlar</text:p>
          </table:table-cell>
          <table:table-cell table:style-name="ce160" table:formula="of:=[.E21]+[.E15]+[.E10]+[.E5]+[.E7]" office:value-type="float" office:value="110692" calcext:value-type="float">
            <text:p>110.692,00</text:p>
          </table:table-cell>
          <table:table-cell table:style-name="ce160" table:formula="of:=[.F21]+[.F15]+[.F10]+[.F5]+[.F7]" office:value-type="float" office:value="86942" calcext:value-type="float">
            <text:p>86.942,00</text:p>
          </table:table-cell>
          <table:table-cell table:style-name="ce160" table:formula="of:=[.G21]+[.G15]+[.G10]+[.G5]+[.G7]" office:value-type="float" office:value="23750" calcext:value-type="float">
            <text:p>23.750,00</text:p>
          </table:table-cell>
          <table:table-cell table:style-name="ce160" table:formula="of:=[.H21]+[.H15]+[.H10]+[.H6]+[.H7]" office:value-type="float" office:value="13000" calcext:value-type="float">
            <text:p>13.000,00</text:p>
          </table:table-cell>
          <table:table-cell table:style-name="ce160" table:formula="of:=[.I21]+[.I15]+[.I10]+[.I6]+[.I7]" office:value-type="float" office:value="13000" calcext:value-type="float">
            <text:p>13.000,00</text:p>
          </table:table-cell>
          <table:table-cell table:style-name="ce160" table:formula="of:=[.J21]+[.J15]+[.J10]+[.J6]+[.J7]" office:value-type="float" office:value="29472.576" calcext:value-type="float">
            <text:p>29.472,58</text:p>
          </table:table-cell>
          <table:table-cell table:style-name="ce160" table:formula="of:=[.K21]+[.K15]+[.K10]+[.K6]+[.K7]" office:value-type="float" office:value="16799.55" calcext:value-type="float">
            <text:p>16.799,55</text:p>
          </table:table-cell>
          <table:table-cell table:style-name="ce160" table:formula="of:=[.L21]+[.L15]+[.L10]+[.L6]+[.L7]" office:value-type="float" office:value="14669.874" calcext:value-type="float">
            <text:p>14.669,87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157"/>
          <table:table-cell table:number-columns-repeated="9"/>
        </table:table-row>
        <table:table-row table:style-name="ro1" table:number-rows-repeated="104855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215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201"/>
          <table:table-cell table:style-name="ce224" office:value-type="string" calcext:value-type="string">
            <text:p>Lise Arkası kira </text:p>
          </table:table-cell>
          <table:table-cell table:style-name="ce230" table:number-columns-repeated="5"/>
        </table:table-row>
        <table:table-row table:style-name="ro1">
          <table:table-cell table:style-name="ce201"/>
          <table:table-cell/>
          <table:table-cell table:style-name="ce230" table:number-columns-repeated="5"/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Kalan Kira</text:p>
          </table:table-cell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13" office:value-type="date" office:date-value="2021-08-30" calcext:value-type="date">
            <text:p>30.08.2021</text:p>
          </table:table-cell>
          <table:table-cell table:style-name="ce227" office:value-type="string" calcext:value-type="string">
            <text:p>Murat Çalışkan</text:p>
          </table:table-cell>
          <table:table-cell table:number-columns-repeated="2" table:style-name="ce232" office:value-type="float" office:value="52000" calcext:value-type="float">
            <text:p>52.000,00</text:p>
          </table:table-cell>
          <table:table-cell table:style-name="ce232" table:formula="of:=[.C6]-[.D6]" office:value-type="float" office:value="0" calcext:value-type="float">
            <text:p>0,00</text:p>
          </table:table-cell>
          <table:table-cell table:style-name="ce232"/>
          <table:table-cell table:style-name="ce232" table:formula="of:=[.D6]-[.F6]" office:value-type="float" office:value="52000" calcext:value-type="float">
            <text:p>52.000,00</text:p>
          </table:table-cell>
        </table:table-row>
        <table:table-row table:style-name="ro1">
          <table:table-cell table:style-name="ce201"/>
          <table:table-cell table:style-name="ce228" office:value-type="string" calcext:value-type="string">
            <text:p>30.08.2021-2022</text:p>
          </table:table-cell>
          <table:table-cell table:style-name="ce233" table:number-columns-repeated="2"/>
          <table:table-cell table:style-name="ce232"/>
          <table:table-cell table:style-name="ce237"/>
          <table:table-cell table:style-name="ce232"/>
        </table:table-row>
        <table:table-row table:style-name="ro1">
          <table:table-cell table:style-name="ce213"/>
          <table:table-cell table:style-name="ce227"/>
          <table:table-cell table:style-name="ce232"/>
          <table:table-cell/>
          <table:table-cell table:style-name="ce232" table:number-columns-repeated="3"/>
        </table:table-row>
        <table:table-row table:style-name="ro1">
          <table:table-cell table:style-name="ce213" office:value-type="date" office:date-value="2020-12-08" calcext:value-type="date">
            <text:p>08.12.2020</text:p>
          </table:table-cell>
          <table:table-cell table:style-name="ce227" office:value-type="string" calcext:value-type="string">
            <text:p>2020 ygv 1. taksit hesaben ödendi</text:p>
          </table:table-cell>
          <table:table-cell table:style-name="ce232" table:number-columns-repeated="3"/>
          <table:table-cell table:style-name="ce232" office:value-type="float" office:value="1328.31" calcext:value-type="float">
            <text:p>1.328,31</text:p>
          </table:table-cell>
          <table:table-cell table:style-name="ce232"/>
        </table:table-row>
        <table:table-row table:style-name="ro1">
          <table:table-cell table:style-name="ce213" office:value-type="date" office:date-value="2020-12-08" calcext:value-type="date">
            <text:p>08.12.2020</text:p>
          </table:table-cell>
          <table:table-cell table:style-name="ce227" office:value-type="string" calcext:value-type="string">
            <text:p>2020 ygv 2. taksit hesaben ödendi</text:p>
          </table:table-cell>
          <table:table-cell table:style-name="ce232" table:number-columns-repeated="3"/>
          <table:table-cell table:style-name="ce232" office:value-type="float" office:value="874.56" calcext:value-type="float">
            <text:p>874,56</text:p>
          </table:table-cell>
          <table:table-cell table:style-name="ce232"/>
        </table:table-row>
        <table:table-row table:style-name="ro1">
          <table:table-cell table:style-name="ce213" office:value-type="date" office:date-value="2021-10-15" calcext:value-type="date">
            <text:p>15.10.2021</text:p>
          </table:table-cell>
          <table:table-cell table:style-name="ce227" office:value-type="string" calcext:value-type="string">
            <text:p>2020 ygv 2. taksit kk ile ödendi</text:p>
          </table:table-cell>
          <table:table-cell table:number-columns-repeated="2"/>
          <table:table-cell table:style-name="ce232"/>
          <table:table-cell table:style-name="ce232" office:value-type="float" office:value="370.82" calcext:value-type="float">
            <text:p>370,82</text:p>
          </table:table-cell>
          <table:table-cell table:style-name="ce232"/>
        </table:table-row>
        <table:table-row table:style-name="ro1">
          <table:table-cell table:style-name="ce214" office:value-type="date" office:date-value="2020-12-08" calcext:value-type="date">
            <text:p>08.12.2020</text:p>
          </table:table-cell>
          <table:table-cell table:style-name="ce227" office:value-type="string" calcext:value-type="string">
            <text:p>vergi iadesi 2019 hesaben tahsilat</text:p>
          </table:table-cell>
          <table:table-cell table:style-name="ce232"/>
          <table:table-cell table:style-name="ce232" office:value-type="float" office:value="2202.87" calcext:value-type="float">
            <text:p>2.202,87</text:p>
          </table:table-cell>
          <table:table-cell table:style-name="ce232"/>
          <table:table-cell table:style-name="ce230"/>
          <table:table-cell table:style-name="ce232"/>
        </table:table-row>
        <table:table-row table:style-name="ro1">
          <table:table-cell table:style-name="ce201"/>
          <table:table-cell table:style-name="ce229"/>
          <table:table-cell table:style-name="ce230" table:number-columns-repeated="2"/>
          <table:table-cell table:style-name="ce232"/>
          <table:table-cell table:style-name="ce230"/>
          <table:table-cell table:style-name="ce232"/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01"/>
          <table:table-cell table:style-name="ce224" office:value-type="string" calcext:value-type="string">
            <text:p>Toplamlar</text:p>
          </table:table-cell>
          <table:table-cell table:style-name="ce234" table:formula="of:=SUM([.C6:.C14])" office:value-type="float" office:value="52000" calcext:value-type="float">
            <text:p>52.000,00</text:p>
          </table:table-cell>
          <table:table-cell table:style-name="ce234" table:formula="of:=SUM([.D6:.D14])" office:value-type="float" office:value="54202.87" calcext:value-type="float">
            <text:p>54.202,87</text:p>
          </table:table-cell>
          <table:table-cell table:style-name="ce235" table:formula="of:=SUM([.E6:.E14])" office:value-type="float" office:value="0" calcext:value-type="float">
            <text:p>0,00</text:p>
          </table:table-cell>
          <table:table-cell table:style-name="ce234" table:formula="of:=SUM([.F6:.F14])" office:value-type="float" office:value="2573.69" calcext:value-type="float">
            <text:p>2.573,69</text:p>
          </table:table-cell>
          <table:table-cell table:style-name="ce239" table:formula="of:=[.D15]-[.F15]" office:value-type="float" office:value="51629.18" calcext:value-type="float">
            <text:p>51.629,18</text:p>
          </table:table-cell>
        </table:table-row>
        <table:table-row table:style-name="ro1">
          <table:table-cell table:style-name="ce201"/>
          <table:table-cell table:style-name="ce225"/>
          <table:table-cell table:style-name="ce230" table:number-columns-repeated="4"/>
          <table:table-cell/>
        </table:table-row>
        <table:table-row table:style-name="ro1">
          <table:table-cell table:style-name="ce201"/>
          <table:table-cell table:number-columns-repeated="2"/>
          <table:table-cell table:style-name="ce230"/>
          <table:table-cell table:style-name="ce236" office:value-type="string" calcext:value-type="string">
            <text:p><text:s/>Toplam Kira Geliri</text:p>
          </table:table-cell>
          <table:table-cell/>
          <table:table-cell table:style-name="ce127" table:formula="of:=[.G15]" office:value-type="float" office:value="51629.18" calcext:value-type="float">
            <text:p>51.629,18</text:p>
          </table:table-cell>
        </table:table-row>
        <table:table-row table:style-name="ro1">
          <table:table-cell table:style-name="ce201"/>
          <table:table-cell table:number-columns-repeated="2"/>
          <table:table-cell table:style-name="ce230"/>
          <table:table-cell table:style-name="ce120"/>
          <table:table-cell/>
          <table:table-cell table:style-name="ce127"/>
        </table:table-row>
        <table:table-row table:style-name="ro1">
          <table:table-cell table:style-name="ce201"/>
          <table:table-cell table:number-columns-repeated="2"/>
          <table:table-cell table:style-name="ce230"/>
          <table:table-cell table:style-name="ce120" office:value-type="string" calcext:value-type="string">
            <text:p>Ayşe</text:p>
          </table:table-cell>
          <table:table-cell table:style-name="ce238" office:value-type="percentage" office:value="0.25" calcext:value-type="percentage">
            <text:p>%25,00</text:p>
          </table:table-cell>
          <table:table-cell table:style-name="ce234" table:formula="of:=[.G17]*[.$F$19]" office:value-type="float" office:value="12907.295" calcext:value-type="float">
            <text:p>12.907,30</text:p>
          </table:table-cell>
        </table:table-row>
        <table:table-row table:style-name="ro1">
          <table:table-cell table:style-name="ce201"/>
          <table:table-cell table:number-columns-repeated="2"/>
          <table:table-cell table:style-name="ce230"/>
          <table:table-cell table:style-name="ce120" office:value-type="string" calcext:value-type="string">
            <text:p>Ali </text:p>
          </table:table-cell>
          <table:table-cell table:style-name="ce238" office:value-type="percentage" office:value="0.25" calcext:value-type="percentage">
            <text:p>%25,00</text:p>
          </table:table-cell>
          <table:table-cell table:style-name="ce234" table:formula="of:=[.G17]*[.$F$20]" office:value-type="float" office:value="12907.295" calcext:value-type="float">
            <text:p>12.907,30</text:p>
          </table:table-cell>
        </table:table-row>
        <table:table-row table:style-name="ro1">
          <table:table-cell table:number-columns-repeated="4"/>
          <table:table-cell table:style-name="ce120" office:value-type="string" calcext:value-type="string">
            <text:p>Atila</text:p>
          </table:table-cell>
          <table:table-cell table:style-name="ce238" office:value-type="percentage" office:value="0.25" calcext:value-type="percentage">
            <text:p>%25,00</text:p>
          </table:table-cell>
          <table:table-cell table:style-name="ce234" table:formula="of:=[.G17]*[.$F$21]" office:value-type="float" office:value="12907.295" calcext:value-type="float">
            <text:p>12.907,30</text:p>
          </table:table-cell>
        </table:table-row>
        <table:table-row table:style-name="ro1">
          <table:table-cell table:number-columns-repeated="4"/>
          <table:table-cell table:style-name="ce120" office:value-type="string" calcext:value-type="string">
            <text:p>Hacı</text:p>
          </table:table-cell>
          <table:table-cell table:style-name="ce238" office:value-type="percentage" office:value="0.25" calcext:value-type="percentage">
            <text:p>%25,00</text:p>
          </table:table-cell>
          <table:table-cell table:style-name="ce234" table:formula="of:=[.G17]*[.$F$22]" office:value-type="float" office:value="12907.295" calcext:value-type="float">
            <text:p>12.907,3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201"/>
        <table:table-column table:style-name="co22" table:default-cell-style-name="Default"/>
        <table:table-column table:style-name="co23" table:default-cell-style-name="Default"/>
        <table:table-column table:style-name="co14" table:default-cell-style-name="ce230"/>
        <table:table-column table:style-name="co24" table:default-cell-style-name="ce120"/>
        <table:table-column table:style-name="co25" table:default-cell-style-name="Default"/>
        <table:table-column table:style-name="co26" table:default-cell-style-name="ce234"/>
        <table:table-row table:style-name="ro1">
          <table:table-cell/>
          <table:table-cell table:style-name="ce224" office:value-type="string" calcext:value-type="string">
            <text:p>Ali Paşa Ön kira </text:p>
          </table:table-cell>
          <table:table-cell table:style-name="ce230"/>
          <table:table-cell/>
          <table:table-cell table:style-name="ce230" table:number-columns-repeated="3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Net Kira</text:p>
          </table:table-cell>
        </table:table-row>
        <table:table-row table:style-name="ro1">
          <table:table-cell table:style-name="ce214" office:value-type="date" office:date-value="2020-06-30" calcext:value-type="date">
            <text:p>30.06.2020</text:p>
          </table:table-cell>
          <table:table-cell table:style-name="ce228" office:value-type="string" calcext:value-type="string">
            <text:p>Adem Kesici 33000*2/3</text:p>
          </table:table-cell>
          <table:table-cell table:number-columns-repeated="2" table:style-name="ce232" office:value-type="float" office:value="22728" calcext:value-type="float">
            <text:p>22.728,00</text:p>
          </table:table-cell>
          <table:table-cell table:style-name="ce232" table:formula="of:=[.C3]-[.D3]" office:value-type="float" office:value="0" calcext:value-type="float">
            <text:p>0,00</text:p>
          </table:table-cell>
          <table:table-cell table:style-name="ce232"/>
          <table:table-cell table:style-name="ce232" table:formula="of:=[.D3]-[.F3]" office:value-type="float" office:value="22728" calcext:value-type="float">
            <text:p>22.728,00</text:p>
          </table:table-cell>
        </table:table-row>
        <table:table-row table:style-name="ro1">
          <table:table-cell table:style-name="ce213"/>
          <table:table-cell table:style-name="ce227" office:value-type="string" calcext:value-type="string">
            <text:p>ciğerci</text:p>
          </table:table-cell>
          <table:table-cell table:style-name="ce232" office:value-type="float" office:value="10200" calcext:value-type="float">
            <text:p>10.200,00</text:p>
          </table:table-cell>
          <table:table-cell table:style-name="ce232" office:value-type="float" office:value="850" calcext:value-type="float">
            <text:p>850,00</text:p>
          </table:table-cell>
          <table:table-cell table:style-name="ce232" table:formula="of:=[.C4]-[.D4]" office:value-type="float" office:value="9350" calcext:value-type="float">
            <text:p>9.350,00</text:p>
          </table:table-cell>
          <table:table-cell table:style-name="ce232"/>
          <table:table-cell table:style-name="ce232" table:formula="of:=[.D4]-[.F4]" office:value-type="float" office:value="850" calcext:value-type="float">
            <text:p>85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dövmeci</text:p>
          </table:table-cell>
          <table:table-cell table:style-name="ce233" office:value-type="float" office:value="14400" calcext:value-type="float">
            <text:p>14.400,00</text:p>
          </table:table-cell>
          <table:table-cell table:style-name="ce233"/>
          <table:table-cell table:style-name="ce232" table:formula="of:=[.C5]-[.D5]" office:value-type="float" office:value="14400" calcext:value-type="float">
            <text:p>14.400,00</text:p>
          </table:table-cell>
          <table:table-cell table:style-name="ce237"/>
          <table:table-cell table:style-name="ce232"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style-name="ce228"/>
          <table:table-cell table:style-name="ce233" table:number-columns-repeated="2"/>
          <table:table-cell table:style-name="ce232"/>
          <table:table-cell table:style-name="ce237"/>
          <table:table-cell table:style-name="ce232"/>
        </table:table-row>
        <table:table-row table:style-name="ro1">
          <table:table-cell/>
          <table:table-cell table:style-name="ce225"/>
          <table:table-cell table:style-name="ce230"/>
          <table:table-cell/>
          <table:table-cell table:style-name="ce230" table:number-columns-repeated="3"/>
        </table:table-row>
        <table:table-row table:style-name="ro1">
          <table:table-cell/>
          <table:table-cell table:style-name="ce224" office:value-type="string" calcext:value-type="string">
            <text:p>Toplamlar</text:p>
          </table:table-cell>
          <table:table-cell table:style-name="ce234" table:formula="of:=SUM([.C3:.C5])" office:value-type="float" office:value="47328" calcext:value-type="float">
            <text:p>47.328,00</text:p>
          </table:table-cell>
          <table:table-cell table:style-name="ce234" table:formula="of:=SUM([.D3:.D5])" office:value-type="float" office:value="23578" calcext:value-type="float">
            <text:p>23.578,00</text:p>
          </table:table-cell>
          <table:table-cell table:style-name="ce240" table:formula="of:=SUM([.E3:.E5])" office:value-type="float" office:value="23750" calcext:value-type="float">
            <text:p>23.750,00</text:p>
          </table:table-cell>
          <table:table-cell table:style-name="ce234" table:formula="of:=SUM([.F3:.F5])" office:value-type="float" office:value="0" calcext:value-type="float">
            <text:p>0,00</text:p>
          </table:table-cell>
          <table:table-cell table:style-name="ce239" table:formula="of:=[.D8]-[.F8]" office:value-type="float" office:value="23578" calcext:value-type="float">
            <text:p>23.578,00</text:p>
          </table:table-cell>
        </table:table-row>
        <table:table-row table:style-name="ro1">
          <table:table-cell/>
          <table:table-cell table:style-name="ce225"/>
          <table:table-cell table:style-name="ce230"/>
          <table:table-cell/>
          <table:table-cell table:style-name="ce230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236" office:value-type="string" calcext:value-type="string">
            <text:p>Ali Paşa Ön Toplam Kira Geliri</text:p>
          </table:table-cell>
          <table:table-cell/>
          <table:table-cell table:style-name="ce127" table:formula="of:=[.G8]" office:value-type="float" office:value="23578" calcext:value-type="float">
            <text:p>23.578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238" office:value-type="percentage" office:value="0.542" calcext:value-type="percentage">
            <text:p>%54,20</text:p>
          </table:table-cell>
          <table:table-cell table:formula="of:=[.G10]*[.$F$11]" office:value-type="float" office:value="12779.276" calcext:value-type="float">
            <text:p>12.779,2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238" office:value-type="percentage" office:value="0.333" calcext:value-type="percentage">
            <text:p>%33,30</text:p>
          </table:table-cell>
          <table:table-cell table:formula="of:=[.G10]*[.$F$12]" office:value-type="float" office:value="7851.474" calcext:value-type="float">
            <text:p>7.851,47</text:p>
          </table:table-cell>
        </table:table-row>
        <table:table-row table:style-name="ro1">
          <table:table-cell table:style-name="ce215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238" office:value-type="percentage" office:value="0.125" calcext:value-type="percentage">
            <text:p>%12,50</text:p>
          </table:table-cell>
          <table:table-cell table:formula="of:=[.G10]*[.$F$13]" office:value-type="float" office:value="2947.25" calcext:value-type="float">
            <text:p>2.947,25</text:p>
          </table:table-cell>
        </table:table-row>
        <table:table-row table:style-name="ro1" table:number-rows-repeated="3">
          <table:table-cell table:style-name="ce215"/>
          <table:table-cell table:number-columns-repeated="2"/>
          <table:table-cell table:style-name="Default"/>
          <table:table-cell/>
          <table:table-cell table:style-name="ce238"/>
          <table:table-cell/>
        </table:table-row>
        <table:table-row table:style-name="ro1">
          <table:table-cell/>
          <table:table-cell table:style-name="ce224" office:value-type="string" calcext:value-type="string">
            <text:p>Ali Paşa Arka kira </text:p>
          </table:table-cell>
          <table:table-cell table:style-name="ce230"/>
          <table:table-cell/>
          <table:table-cell table:style-name="ce230" table:number-columns-repeated="3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Net Kira</text:p>
          </table:table-cell>
        </table:table-row>
        <table:table-row table:style-name="ro1">
          <table:table-cell table:style-name="ce214" office:value-type="date" office:date-value="2020-06-30" calcext:value-type="date">
            <text:p>30.06.2020</text:p>
          </table:table-cell>
          <table:table-cell table:style-name="ce228" office:value-type="string" calcext:value-type="string">
            <text:p>Adem Kesici 33000*1/3</text:p>
          </table:table-cell>
          <table:table-cell table:number-columns-repeated="2" table:style-name="ce233" office:value-type="float" office:value="11364" calcext:value-type="float">
            <text:p>11.364,00</text:p>
          </table:table-cell>
          <table:table-cell table:style-name="ce232" table:formula="of:=[.C19]-[.D19]" office:value-type="float" office:value="0" calcext:value-type="float">
            <text:p>0,00</text:p>
          </table:table-cell>
          <table:table-cell table:style-name="ce237"/>
          <table:table-cell table:style-name="ce232" table:formula="of:=[.D19]-[.F19]" office:value-type="float" office:value="11364" calcext:value-type="float">
            <text:p>11.364,00</text:p>
          </table:table-cell>
        </table:table-row>
        <table:table-row table:style-name="ro1">
          <table:table-cell/>
          <table:table-cell table:style-name="ce225"/>
          <table:table-cell table:style-name="ce230"/>
          <table:table-cell/>
          <table:table-cell table:style-name="ce230" table:number-columns-repeated="3"/>
        </table:table-row>
        <table:table-row table:style-name="ro1">
          <table:table-cell/>
          <table:table-cell table:style-name="ce224" office:value-type="string" calcext:value-type="string">
            <text:p>Toplamlar</text:p>
          </table:table-cell>
          <table:table-cell table:style-name="ce234" table:formula="of:=SUM([.C19:.C19])" office:value-type="float" office:value="11364" calcext:value-type="float">
            <text:p>11.364,00</text:p>
          </table:table-cell>
          <table:table-cell table:style-name="ce234" table:formula="of:=SUM([.D19:.D20])" office:value-type="float" office:value="11364" calcext:value-type="float">
            <text:p>11.364,00</text:p>
          </table:table-cell>
          <table:table-cell table:style-name="ce240" table:formula="of:=SUM([.E19:.E20])" office:value-type="float" office:value="0" calcext:value-type="float">
            <text:p>0,00</text:p>
          </table:table-cell>
          <table:table-cell table:style-name="ce234" table:formula="of:=SUM([.F19:.F19])" office:value-type="float" office:value="0" calcext:value-type="float">
            <text:p>0,00</text:p>
          </table:table-cell>
          <table:table-cell table:style-name="ce239" table:formula="of:=[.D21]-[.F21]" office:value-type="float" office:value="11364" calcext:value-type="float">
            <text:p>11.364,00</text:p>
          </table:table-cell>
        </table:table-row>
        <table:table-row table:style-name="ro1">
          <table:table-cell/>
          <table:table-cell table:style-name="ce225"/>
          <table:table-cell table:style-name="ce230"/>
          <table:table-cell/>
          <table:table-cell table:style-name="ce230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236" office:value-type="string" calcext:value-type="string">
            <text:p>Ali Paşa Arka Toplam Kira Geliri</text:p>
          </table:table-cell>
          <table:table-cell/>
          <table:table-cell table:style-name="ce127" table:formula="of:=[.G21]" office:value-type="float" office:value="11364" calcext:value-type="float">
            <text:p>11.364,00</text:p>
          </table:table-cell>
        </table:table-row>
        <table:table-row table:style-name="ro1">
          <table:table-cell table:number-columns-repeated="4"/>
          <table:table-cell table:style-name="ce236"/>
          <table:table-cell/>
          <table:table-cell table:style-name="ce127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238" office:value-type="percentage" office:value="0.325" calcext:value-type="percentage">
            <text:p>%32,50</text:p>
          </table:table-cell>
          <table:table-cell table:formula="of:=[.G23]*[.$F$25]" office:value-type="float" office:value="3693.3" calcext:value-type="float">
            <text:p>3.693,3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238" office:value-type="percentage" office:value="0.6" calcext:value-type="percentage">
            <text:p>%60,00</text:p>
          </table:table-cell>
          <table:table-cell table:formula="of:=[.G23]*[.$F$26]" office:value-type="float" office:value="6818.4" calcext:value-type="float">
            <text:p>6.818,40</text:p>
          </table:table-cell>
        </table:table-row>
        <table:table-row table:style-name="ro1">
          <table:table-cell table:style-name="ce215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238" office:value-type="percentage" office:value="0.075" calcext:value-type="percentage">
            <text:p>%7,50</text:p>
          </table:table-cell>
          <table:table-cell table:formula="of:=[.G23]*[.$F$27]" office:value-type="float" office:value="852.3" calcext:value-type="float">
            <text:p>852,30</text:p>
          </table:table-cell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 table:number-rows-repeated="3">
          <table:table-cell table:style-name="ce91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91"/>
          <table:table-cell table:number-columns-repeated="2"/>
          <table:table-cell table:style-name="Default" table:number-columns-repeated="2"/>
          <table:table-cell/>
          <table:table-cell table:style-name="Default"/>
        </table:table-row>
      </table:table>
      <table:table table:name="051 Ap Mlngz" table:style-name="ta1">
        <table:table-column table:style-name="co21" table:default-cell-style-name="ce213"/>
        <table:table-column table:style-name="co22" table:default-cell-style-name="ce227"/>
        <table:table-column table:style-name="co23" table:default-cell-style-name="ce232"/>
        <table:table-column table:style-name="co14" table:default-cell-style-name="ce232"/>
        <table:table-column table:style-name="co24" table:default-cell-style-name="ce232"/>
        <table:table-column table:style-name="co25" table:default-cell-style-name="ce232"/>
        <table:table-column table:style-name="co26" table:default-cell-style-name="ce232"/>
        <table:table-row table:style-name="ro1">
          <table:table-cell table:style-name="ce201"/>
          <table:table-cell table:style-name="ce224" office:value-type="string" calcext:value-type="string">
            <text:p>Ali Paşa Milangaz </text:p>
          </table:table-cell>
          <table:table-cell table:style-name="ce230" table:number-columns-repeated="5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Net Kira</text:p>
          </table:table-cell>
        </table:table-row>
        <table:table-row table:style-name="ro1">
          <table:table-cell table:style-name="ce214" office:value-type="date" office:date-value="2021-04-20" calcext:value-type="date">
            <text:p>20.04.2021</text:p>
          </table:table-cell>
          <table:table-cell table:style-name="ce228" office:value-type="string" calcext:value-type="string">
            <text:p>Cesur Deveçeker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4-2021 – 22</text:p>
          </table:table-cell>
          <table:table-cell office:value-type="float" office:value="10200" calcext:value-type="float">
            <text:p>10.200,00</text:p>
          </table:table-cell>
          <table:table-cell/>
          <table:table-cell table:formula="of:=[.C4]-[.D4]" office:value-type="float" office:value="10200" calcext:value-type="float">
            <text:p>10.2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/>
          <table:table-cell office:value-type="float" office:value="850" calcext:value-type="float">
            <text:p>850,00</text:p>
          </table:table-cell>
          <table:table-cell table:formula="of:=[.C5]-[.D5]" office:value-type="float" office:value="-850" calcext:value-type="float">
            <text:p>-850,00</text:p>
          </table:table-cell>
          <table:table-cell/>
          <table:table-cell table:formula="of:=[.D5]-[.F5]" office:value-type="float" office:value="850" calcext:value-type="float">
            <text:p>85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233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237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style-name="ce228"/>
          <table:table-cell table:style-name="ce233" table:number-columns-repeated="2"/>
          <table:table-cell/>
          <table:table-cell table:style-name="ce237"/>
          <table:table-cell/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01"/>
          <table:table-cell table:style-name="ce224" office:value-type="string" calcext:value-type="string">
            <text:p>Toplamlar</text:p>
          </table:table-cell>
          <table:table-cell table:style-name="ce234" table:formula="of:=SUM([.C3:.C16])" office:value-type="float" office:value="10200" calcext:value-type="float">
            <text:p>10.200,00</text:p>
          </table:table-cell>
          <table:table-cell table:style-name="ce234" table:formula="of:=SUM([.D3:.D16])" office:value-type="float" office:value="850" calcext:value-type="float">
            <text:p>850,00</text:p>
          </table:table-cell>
          <table:table-cell table:style-name="ce240" table:formula="of:=SUM([.E3:.E16])" office:value-type="float" office:value="9350" calcext:value-type="float">
            <text:p>9.350,00</text:p>
          </table:table-cell>
          <table:table-cell table:style-name="ce234" table:formula="of:=SUM([.F3:.F16])" office:value-type="float" office:value="0" calcext:value-type="float">
            <text:p>0,00</text:p>
          </table:table-cell>
          <table:table-cell table:style-name="ce239" table:formula="of:=[.D19]-[.F19]" office:value-type="float" office:value="850" calcext:value-type="float">
            <text:p>850,00</text:p>
          </table:table-cell>
        </table:table-row>
        <table:table-row table:style-name="ro1">
          <table:table-cell table:style-name="ce201"/>
          <table:table-cell table:style-name="ce225"/>
          <table:table-cell table:style-name="ce230" table:number-columns-repeated="4"/>
          <table:table-cell table:style-name="Default"/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236" office:value-type="string" calcext:value-type="string">
            <text:p>Ali Paşa Ön Toplam Kira Geliri</text:p>
          </table:table-cell>
          <table:table-cell table:style-name="Default"/>
          <table:table-cell table:style-name="ce127" table:formula="of:=[.G19]" office:value-type="float" office:value="850" calcext:value-type="float">
            <text:p>85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120" office:value-type="string" calcext:value-type="string">
            <text:p>Atila</text:p>
          </table:table-cell>
          <table:table-cell table:style-name="ce238" office:value-type="percentage" office:value="0.542" calcext:value-type="percentage">
            <text:p>%54,20</text:p>
          </table:table-cell>
          <table:table-cell table:style-name="ce234" table:formula="of:=[.G21]*[.$F$22]" office:value-type="float" office:value="460.7" calcext:value-type="float">
            <text:p>460,7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120" office:value-type="string" calcext:value-type="string">
            <text:p>Nazan </text:p>
          </table:table-cell>
          <table:table-cell table:style-name="ce238" office:value-type="percentage" office:value="0.333" calcext:value-type="percentage">
            <text:p>%33,30</text:p>
          </table:table-cell>
          <table:table-cell table:style-name="ce234" table:formula="of:=[.G21]*[.$F$23]" office:value-type="float" office:value="283.05" calcext:value-type="float">
            <text:p>283,05</text:p>
          </table:table-cell>
        </table:table-row>
        <table:table-row table:style-name="ro1">
          <table:table-cell table:style-name="ce215"/>
          <table:table-cell table:style-name="Default" table:number-columns-repeated="3"/>
          <table:table-cell table:style-name="ce120" office:value-type="string" calcext:value-type="string">
            <text:p>Hacı</text:p>
          </table:table-cell>
          <table:table-cell table:style-name="ce238" office:value-type="percentage" office:value="0.125" calcext:value-type="percentage">
            <text:p>%12,50</text:p>
          </table:table-cell>
          <table:table-cell table:style-name="ce234" table:formula="of:=[.G21]*[.$F$24]" office:value-type="float" office:value="106.25" calcext:value-type="float">
            <text:p>106,25</text:p>
          </table:table-cell>
        </table:table-row>
        <table:table-row table:style-name="ro1" table:number-rows-repeated="3">
          <table:table-cell table:style-name="ce215"/>
          <table:table-cell table:style-name="Default" table:number-columns-repeated="3"/>
          <table:table-cell table:style-name="ce120"/>
          <table:table-cell table:style-name="ce238"/>
          <table:table-cell table:style-name="ce234"/>
        </table:table-row>
        <table:table-row table:style-name="ro1" table:number-rows-repeated="2">
          <table:table-cell table:style-name="ce91"/>
          <table:table-cell table:style-name="Default" table:number-columns-repeated="6"/>
        </table:table-row>
        <table:table-row table:style-name="ro1">
          <table:table-cell table:style-name="ce91"/>
          <table:table-cell table:style-name="Default" table:number-columns-repeated="6"/>
        </table:table-row>
      </table:table>
      <table:table table:name="051 Ap Aygz" table:style-name="ta1">
        <table:table-column table:style-name="co21" table:default-cell-style-name="ce213"/>
        <table:table-column table:style-name="co22" table:default-cell-style-name="ce227"/>
        <table:table-column table:style-name="co23" table:default-cell-style-name="ce232"/>
        <table:table-column table:style-name="co14" table:default-cell-style-name="ce232"/>
        <table:table-column table:style-name="co24" table:default-cell-style-name="ce232"/>
        <table:table-column table:style-name="co25" table:default-cell-style-name="ce232"/>
        <table:table-column table:style-name="co26" table:default-cell-style-name="ce232"/>
        <table:table-row table:style-name="ro1">
          <table:table-cell table:style-name="ce201"/>
          <table:table-cell table:style-name="ce224" office:value-type="string" calcext:value-type="string">
            <text:p>Ali Paşa Aygaz</text:p>
          </table:table-cell>
          <table:table-cell table:style-name="ce230" table:number-columns-repeated="5"/>
        </table:table-row>
        <table:table-row table:style-name="ro1">
          <table:table-cell table:style-name="ce212" office:value-type="string" calcext:value-type="string">
            <text:p>Tarih</text:p>
          </table:table-cell>
          <table:table-cell table:style-name="ce226" office:value-type="string" calcext:value-type="string">
            <text:p>Açıklama</text:p>
          </table:table-cell>
          <table:table-cell table:style-name="ce231" office:value-type="string" calcext:value-type="string">
            <text:p>Kira bedeli</text:p>
          </table:table-cell>
          <table:table-cell table:style-name="ce231" office:value-type="string" calcext:value-type="string">
            <text:p>Ödeme</text:p>
          </table:table-cell>
          <table:table-cell table:style-name="ce231" office:value-type="string" calcext:value-type="string">
            <text:p>Bakiye</text:p>
          </table:table-cell>
          <table:table-cell table:style-name="ce231" office:value-type="string" calcext:value-type="string">
            <text:p>Masraf</text:p>
          </table:table-cell>
          <table:table-cell table:style-name="ce231" office:value-type="string" calcext:value-type="string">
            <text:p>Net Kira</text:p>
          </table:table-cell>
        </table:table-row>
        <table:table-row table:style-name="ro1">
          <table:table-cell table:style-name="ce214" office:value-type="date" office:date-value="2021-04-20" calcext:value-type="date">
            <text:p>20.04.2021</text:p>
          </table:table-cell>
          <table:table-cell table:style-name="ce228" office:value-type="string" calcext:value-type="string">
            <text:p>:Muhammed Seyfullah Gültekin</text:p>
          </table:table-cell>
          <table:table-cell table:number-columns-repeated="2"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string" calcext:value-type="string">
            <text:p>30-5-2021 – 22</text:p>
          </table:table-cell>
          <table:table-cell office:value-type="float" office:value="14400" calcext:value-type="float">
            <text:p>14.400,00</text:p>
          </table:table-cell>
          <table:table-cell/>
          <table:table-cell table:formula="of:=[.C4]-[.D4]" office:value-type="float" office:value="14400" calcext:value-type="float">
            <text:p>14.40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4-20" calcext:value-type="date">
            <text:p>20.04.2021</text:p>
          </table:table-cell>
          <table:table-cell office:value-type="string" calcext:value-type="string">
            <text:p>nakit ödeme</text:p>
          </table:table-cell>
          <table:table-cell table:number-columns-repeated="2"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4]-[.D14]" office:value-type="float" office:value="0" calcext:value-type="float">
            <text:p>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formula="of:=[.C15]-[.D15]" office:value-type="float" office:value="0" calcext:value-type="float">
            <text:p>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Default" table:number-columns-repeated="2"/>
          <table:table-cell table:style-name="ce233" table:number-columns-repeated="2"/>
          <table:table-cell table:formula="of:=[.C16]-[.D16]" office:value-type="float" office:value="0" calcext:value-type="float">
            <text:p>0,00</text:p>
          </table:table-cell>
          <table:table-cell table:style-name="ce237"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214"/>
          <table:table-cell table:style-name="ce228"/>
          <table:table-cell table:style-name="ce233" table:number-columns-repeated="2"/>
          <table:table-cell/>
          <table:table-cell table:style-name="ce237"/>
          <table:table-cell/>
        </table:table-row>
        <table:table-row table:style-name="ro1">
          <table:table-cell table:style-name="ce201"/>
          <table:table-cell table:style-name="ce225"/>
          <table:table-cell table:style-name="ce230" table:number-columns-repeated="5"/>
        </table:table-row>
        <table:table-row table:style-name="ro1">
          <table:table-cell table:style-name="ce201"/>
          <table:table-cell table:style-name="ce224" office:value-type="string" calcext:value-type="string">
            <text:p>Toplamlar</text:p>
          </table:table-cell>
          <table:table-cell table:style-name="ce234" table:formula="of:=SUM([.C3:.C16])" office:value-type="float" office:value="14400" calcext:value-type="float">
            <text:p>14.400,00</text:p>
          </table:table-cell>
          <table:table-cell table:style-name="ce234" table:formula="of:=SUM([.D3:.D16])" office:value-type="float" office:value="0" calcext:value-type="float">
            <text:p>0,00</text:p>
          </table:table-cell>
          <table:table-cell table:style-name="ce240" table:formula="of:=SUM([.E3:.E16])" office:value-type="float" office:value="14400" calcext:value-type="float">
            <text:p>14.400,00</text:p>
          </table:table-cell>
          <table:table-cell table:style-name="ce234" table:formula="of:=SUM([.F3:.F16])" office:value-type="float" office:value="0" calcext:value-type="float">
            <text:p>0,00</text:p>
          </table:table-cell>
          <table:table-cell table:style-name="ce239"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ce225"/>
          <table:table-cell table:style-name="ce230" table:number-columns-repeated="4"/>
          <table:table-cell table:style-name="Default"/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236" office:value-type="string" calcext:value-type="string">
            <text:p>Ali Paşa Ön Toplam Kira Geliri</text:p>
          </table:table-cell>
          <table:table-cell table:style-name="Default"/>
          <table:table-cell table:style-name="ce127" table:formula="of:=[.G19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120" office:value-type="string" calcext:value-type="string">
            <text:p>Atila</text:p>
          </table:table-cell>
          <table:table-cell table:style-name="ce238" office:value-type="percentage" office:value="0.542" calcext:value-type="percentage">
            <text:p>%54,20</text:p>
          </table:table-cell>
          <table:table-cell table:style-name="ce234" table:formula="of:=[.G21]*[.$F$22]" office:value-type="float" office:value="0" calcext:value-type="float">
            <text:p>0,00</text:p>
          </table:table-cell>
        </table:table-row>
        <table:table-row table:style-name="ro1">
          <table:table-cell table:style-name="ce201"/>
          <table:table-cell table:style-name="Default" table:number-columns-repeated="2"/>
          <table:table-cell table:style-name="ce230"/>
          <table:table-cell table:style-name="ce120" office:value-type="string" calcext:value-type="string">
            <text:p>Nazan </text:p>
          </table:table-cell>
          <table:table-cell table:style-name="ce238" office:value-type="percentage" office:value="0.333" calcext:value-type="percentage">
            <text:p>%33,30</text:p>
          </table:table-cell>
          <table:table-cell table:style-name="ce234" table:formula="of:=[.G21]*[.$F$23]" office:value-type="float" office:value="0" calcext:value-type="float">
            <text:p>0,00</text:p>
          </table:table-cell>
        </table:table-row>
        <table:table-row table:style-name="ro1">
          <table:table-cell table:style-name="ce215"/>
          <table:table-cell table:style-name="Default" table:number-columns-repeated="3"/>
          <table:table-cell table:style-name="ce120" office:value-type="string" calcext:value-type="string">
            <text:p>Hacı</text:p>
          </table:table-cell>
          <table:table-cell table:style-name="ce238" office:value-type="percentage" office:value="0.125" calcext:value-type="percentage">
            <text:p>%12,50</text:p>
          </table:table-cell>
          <table:table-cell table:style-name="ce234" table:formula="of:=[.G21]*[.$F$24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15"/>
          <table:table-cell table:style-name="Default" table:number-columns-repeated="3"/>
          <table:table-cell table:style-name="ce120"/>
          <table:table-cell table:style-name="ce238"/>
          <table:table-cell table:style-name="ce234"/>
        </table:table-row>
        <table:table-row table:style-name="ro1" table:number-rows-repeated="2">
          <table:table-cell table:style-name="ce91"/>
          <table:table-cell table:style-name="Default" table:number-columns-repeated="6"/>
        </table:table-row>
        <table:table-row table:style-name="ro1">
          <table:table-cell table:style-name="ce91"/>
          <table:table-cell table:style-name="Default" table:number-columns-repeated="6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48"/>
        <table:table-column table:style-name="co8" table:default-cell-style-name="ce254"/>
        <table:table-column table:style-name="co8" table:default-cell-style-name="Default"/>
        <table:table-row table:style-name="ro1">
          <table:table-cell table:style-name="ce120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41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59"/>
        </table:table-row>
        <table:table-row table:style-name="ro1">
          <table:table-cell table:number-columns-repeated="3"/>
          <table:table-cell table:style-name="ce249" office:value-type="string" calcext:value-type="string">
            <text:p>DOĞUŞ</text:p>
          </table:table-cell>
          <table:table-cell/>
          <table:table-cell table:style-name="ce259"/>
        </table:table-row>
        <table:table-row table:style-name="ro2">
          <table:table-cell/>
          <table:table-cell table:style-name="ce241"/>
          <table:table-cell table:style-name="ce244" office:value-type="string" calcext:value-type="string">
            <text:p>GELİR</text:p>
          </table:table-cell>
          <table:table-cell table:style-name="ce250" office:value-type="string" calcext:value-type="string">
            <text:p>ÖDEME</text:p>
          </table:table-cell>
          <table:table-cell table:style-name="ce255" office:value-type="string" calcext:value-type="string">
            <text:p>BAKİYE</text:p>
          </table:table-cell>
          <table:table-cell table:style-name="ce242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42" office:value-type="string" calcext:value-type="string">
            <text:p>2020 nakli yekün</text:p>
          </table:table-cell>
          <table:table-cell table:style-name="ce245" office:value-type="float" office:value="-20695.8" calcext:value-type="float">
            <text:p>-+20.695,80</text:p>
          </table:table-cell>
          <table:table-cell table:style-name="ce251"/>
          <table:table-cell table:style-name="ce256" table:formula="of:=[.C7]" office:value-type="float" office:value="-20695.8" calcext:value-type="float">
            <text:p>-20.695,80</text:p>
          </table:table-cell>
          <table:table-cell table:style-name="ce242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242" office:value-type="string" calcext:value-type="string">
            <text:p>2021 Lise arkası Kira Geliri</text:p>
          </table:table-cell>
          <table:table-cell table:style-name="ce246" office:value-type="float" office:value="13000" calcext:value-type="float">
            <text:p>+13.000,00</text:p>
          </table:table-cell>
          <table:table-cell table:style-name="ce252"/>
          <table:table-cell table:style-name="ce257" table:formula="of:=[.E7]-[.C8]+[.D8]" office:value-type="float" office:value="-33695.8" calcext:value-type="float">
            <text:p>-33.695,80</text:p>
          </table:table-cell>
          <table:table-cell table:style-name="ce242"/>
        </table:table-row>
        <table:table-row table:style-name="ro2">
          <table:table-cell table:style-name="ce91" office:value-type="date" office:date-value="2021-09-07" calcext:value-type="date">
            <text:p>07.09.2021</text:p>
          </table:table-cell>
          <table:table-cell table:style-name="ce243" office:value-type="string" calcext:value-type="string">
            <text:p>havale</text:p>
          </table:table-cell>
          <table:table-cell table:style-name="ce247"/>
          <table:table-cell table:style-name="ce253" office:value-type="float" office:value="20000" calcext:value-type="float">
            <text:p>20.000,00</text:p>
          </table:table-cell>
          <table:table-cell table:style-name="ce257" table:formula="of:=[.E8]-[.C9]+[.D9]" office:value-type="float" office:value="-13695.8" calcext:value-type="float">
            <text:p>-13.695,80</text:p>
          </table:table-cell>
          <table:table-cell table:style-name="ce242"/>
        </table:table-row>
        <table:table-row table:style-name="ro2">
          <table:table-cell table:style-name="ce91" office:value-type="date" office:date-value="2021-10-14" calcext:value-type="date">
            <text:p>14.10.2021</text:p>
          </table:table-cell>
          <table:table-cell table:style-name="ce242" office:value-type="string" calcext:value-type="string">
            <text:p>emlak vergisi</text:p>
          </table:table-cell>
          <table:table-cell table:style-name="ce247"/>
          <table:table-cell table:style-name="ce252" office:value-type="float" office:value="75.5" calcext:value-type="float">
            <text:p>75,50</text:p>
          </table:table-cell>
          <table:table-cell table:style-name="ce257" table:formula="of:=[.E9]-[.C10]+[.D10]" office:value-type="float" office:value="-13620.3" calcext:value-type="float">
            <text:p>-13.620,30</text:p>
          </table:table-cell>
          <table:table-cell table:style-name="ce260"/>
        </table:table-row>
        <table:table-row table:style-name="ro2">
          <table:table-cell table:number-columns-repeated="4"/>
          <table:table-cell table:style-name="ce258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48"/>
        <table:table-column table:style-name="co8" table:default-cell-style-name="ce254"/>
        <table:table-column table:style-name="co8" table:default-cell-style-name="Default"/>
        <table:table-row table:style-name="ro1">
          <table:table-cell table:style-name="ce120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41" office:value-type="string" calcext:value-type="string">
            <text:p>2021 NAZAN BALCI KİRA GELİR-GİDER</text:p>
          </table:table-cell>
          <table:table-cell/>
          <table:table-cell table:style-name="ce125"/>
          <table:table-cell table:style-name="ce254"/>
          <table:table-cell table:number-columns-repeated="2"/>
        </table:table-row>
        <table:table-row table:style-name="ro1">
          <table:table-cell table:number-columns-repeated="3"/>
          <table:table-cell table:style-name="ce254"/>
          <table:table-cell/>
          <table:table-cell table:style-name="ce259"/>
        </table:table-row>
        <table:table-row table:style-name="ro1">
          <table:table-cell table:number-columns-repeated="3"/>
          <table:table-cell table:style-name="ce249"/>
          <table:table-cell/>
          <table:table-cell table:style-name="ce259"/>
        </table:table-row>
        <table:table-row table:style-name="ro2">
          <table:table-cell/>
          <table:table-cell table:style-name="ce241"/>
          <table:table-cell table:style-name="ce244" office:value-type="string" calcext:value-type="string">
            <text:p>GELİR</text:p>
          </table:table-cell>
          <table:table-cell table:style-name="ce255" office:value-type="string" calcext:value-type="string">
            <text:p>ÖDEME</text:p>
          </table:table-cell>
          <table:table-cell table:style-name="ce255" office:value-type="string" calcext:value-type="string">
            <text:p>BAKİYE</text:p>
          </table:table-cell>
          <table:table-cell table:style-name="ce242"/>
        </table:table-row>
        <table:table-row table:style-name="ro2">
          <table:table-cell/>
          <table:table-cell table:style-name="ce261"/>
          <table:table-cell table:style-name="ce245"/>
          <table:table-cell table:style-name="ce256"/>
          <table:table-cell table:style-name="ce256" table:formula="of:=-[.C7]" office:value-type="float" office:value="-0" calcext:value-type="float">
            <text:p>,00</text:p>
          </table:table-cell>
          <table:table-cell table:style-name="ce242"/>
        </table:table-row>
        <table:table-row table:style-name="ro2">
          <table:table-cell/>
          <table:table-cell table:style-name="ce242" office:value-type="string" calcext:value-type="string">
            <text:p>2021 ali paşa ön kira geliri</text:p>
          </table:table-cell>
          <table:table-cell table:style-name="ce246" table:formula="of:=[$'03 Tp'.L12]" office:value-type="float" office:value="7851.474" calcext:value-type="float">
            <text:p>+7.851,47</text:p>
          </table:table-cell>
          <table:table-cell table:style-name="ce257"/>
          <table:table-cell table:style-name="ce257" table:formula="of:=[.E7]-[.C8]+[.D8]" office:value-type="float" office:value="-7851.474" calcext:value-type="float">
            <text:p>-7.851,47</text:p>
          </table:table-cell>
          <table:table-cell table:style-name="ce242"/>
        </table:table-row>
        <table:table-row table:style-name="ro2">
          <table:table-cell/>
          <table:table-cell table:style-name="ce242" office:value-type="string" calcext:value-type="string">
            <text:p>2021 ali paşa arka kira geliri</text:p>
          </table:table-cell>
          <table:table-cell table:style-name="ce247" table:formula="of:=[$'03 Tp'.L15]" office:value-type="float" office:value="6818.4" calcext:value-type="float">
            <text:p>6.818,40</text:p>
          </table:table-cell>
          <table:table-cell table:style-name="ce262"/>
          <table:table-cell table:style-name="ce258" table:formula="of:=[.E8]-[.C9]+[.D9]" office:value-type="float" office:value="-14669.874" calcext:value-type="float">
            <text:p>-14.669,87</text:p>
          </table:table-cell>
          <table:table-cell table:style-name="ce242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60"/>
        </table:table-row>
        <table:table-row table:style-name="ro2">
          <table:table-cell table:number-columns-repeated="4"/>
          <table:table-cell table:style-name="ce258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.00.0000</text:date>, <text:time style:data-style-name="N2" text:time-value="14:56:46.537017807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1-11-12T14:59:48.276222198</dc:date>
    <meta:editing-duration>P1DT2H51M37S</meta:editing-duration>
    <meta:editing-cycles>141</meta:editing-cycles>
    <meta:generator>LibreOffice/7.1.6.2$Linux_X86_64 LibreOffice_project/10$Build-2</meta:generator>
    <meta:print-date>2021-10-14T15:14:10.386461226</meta:print-date>
    <meta:document-statistic meta:table-count="8" meta:cell-count="562" meta:object-count="0"/>
  </office:meta>
</office:document-meta>
</file>